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5pt" fo:font-style="normal" fo:font-weight="bold" officeooo:rsid="0014b759" officeooo:paragraph-rsid="001573b9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5pt" fo:font-style="normal" fo:font-weight="bold" officeooo:rsid="0014b759" officeooo:paragraph-rsid="001573b9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Text_20_body">
      <style:text-properties fo:font-size="15pt" fo:font-style="normal" fo:font-weight="bold" officeooo:rsid="0014b759" officeooo:paragraph-rsid="001573b9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Heading_20_3">
      <style:text-properties fo:font-size="15pt" fo:font-weight="bold" officeooo:rsid="0014b759" officeooo:paragraph-rsid="001573b9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4b759" officeooo:paragraph-rsid="001573b9" style:font-size-asian="15pt" style:font-weight-asian="bold" style:font-size-complex="15pt" style:font-weight-complex="bold"/>
    </style:style>
    <style:style style:name="P6" style:family="paragraph" style:parent-style-name="Text_20_body">
      <style:text-properties fo:font-size="15pt" fo:font-weight="bold" officeooo:rsid="0014b759" officeooo:paragraph-rsid="001573b9" style:font-size-asian="15pt" style:font-weight-asian="bold" style:font-size-complex="15pt" style:font-weight-complex="bold"/>
    </style:style>
    <style:style style:name="P7" style:family="paragraph" style:parent-style-name="Heading_20_4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1573b9"/>
    </style:style>
    <style:style style:name="P11" style:family="paragraph" style:parent-style-name="Heading_20_4">
      <style:text-properties officeooo:paragraph-rsid="001573b9"/>
    </style:style>
    <style:style style:name="P12" style:family="paragraph" style:parent-style-name="Heading_20_3">
      <style:text-properties style:font-name="Liberation Serif" fo:font-size="15pt" fo:font-weight="bold" officeooo:rsid="0014b759" officeooo:paragraph-rsid="001573b9" style:font-name-asian="NSimSun" style:font-size-asian="15pt" style:font-weight-asian="bold" style:font-name-complex="Lucida Sans" style:font-size-complex="15pt" style:font-weight-complex="bold"/>
    </style:style>
    <style:style style:name="P13" style:family="paragraph" style:parent-style-name="Heading_20_4">
      <style:paragraph-properties fo:margin-left="0cm" fo:margin-right="0cm" fo:text-indent="0cm" style:auto-text-indent="false" fo:padding="0cm" fo:border="none"/>
      <style:text-properties style:font-name="Liberation Serif" fo:font-size="15pt" fo:font-weight="bold" officeooo:rsid="0014b759" officeooo:paragraph-rsid="001573b9" style:font-name-asian="NSimSun" style:font-size-asian="15pt" style:font-weight-asian="bold" style:font-name-complex="Lucida Sans" style:font-size-complex="15pt" style:font-weight-complex="bold"/>
    </style:style>
    <style:style style:name="P14" style:family="paragraph" style:parent-style-name="Standard">
      <style:text-properties style:font-name="Liberation Serif" fo:font-size="15pt" fo:font-weight="bold" officeooo:rsid="0014b759" officeooo:paragraph-rsid="001573b9" style:font-name-asian="NSimSun" style:font-size-asian="15pt" style:font-weight-asian="bold" style:font-name-complex="Lucida Sans" style:font-size-complex="15pt" style:font-weight-complex="bold"/>
    </style:style>
    <style:style style:name="P15" style:family="paragraph" style:parent-style-name="Standard">
      <style:text-properties style:font-name="Liberation Serif" fo:font-size="15pt" fo:font-style="normal" fo:font-weight="bold" officeooo:rsid="0014b759" officeooo:paragraph-rsid="001573b9" style:font-name-asian="NSimSun" style:font-size-asian="15pt" style:font-style-asian="normal" style:font-weight-asian="bold" style:font-name-complex="Lucida Sans" style:font-size-complex="15pt" style:font-style-complex="normal" style:font-weight-complex="bold"/>
    </style:style>
    <style:style style:name="P16" style:family="paragraph" style:parent-style-name="Text_20_body">
      <style:text-properties style:font-name="Liberation Serif" fo:font-size="15pt" fo:font-style="normal" fo:font-weight="bold" officeooo:rsid="0014b759" officeooo:paragraph-rsid="001573b9" style:font-name-asian="NSimSun" style:font-size-asian="15pt" style:font-style-asian="normal" style:font-weight-asian="bold" style:font-name-complex="Lucida Sans" style:font-size-complex="15pt" style:font-style-complex="normal" style:font-weight-complex="bold"/>
    </style:style>
    <style:style style:name="P17" style:family="paragraph" style:parent-style-name="Heading_20_4">
      <style:text-properties officeooo:rsid="0014b759" officeooo:paragraph-rsid="001573b9"/>
    </style:style>
    <style:style style:name="P18" style:family="paragraph" style:parent-style-name="Heading_20_4">
      <style:text-properties officeooo:rsid="000a45ec" officeooo:paragraph-rsid="001573b9" loext:padding="0cm" loext:border="none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officeooo:rsid="000a45ec" officeooo:paragraph-rsid="001573b9"/>
    </style:style>
    <style:style style:name="P20" style:family="paragraph" style:parent-style-name="Heading_20_4">
      <style:paragraph-properties fo:margin-left="0cm" fo:margin-right="0cm" fo:text-indent="0cm" style:auto-text-indent="false" fo:padding="0cm" fo:border="none"/>
      <style:text-properties officeooo:paragraph-rsid="001573b9" loext:padding="0cm" loext:border="none"/>
    </style:style>
    <style:style style:name="P21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573b9" loext:padding="0cm" loext:border="none"/>
    </style:style>
    <style:style style:name="P22" style:family="paragraph" style:parent-style-name="Standard">
      <style:paragraph-properties fo:text-align="center" style:justify-single-word="false"/>
      <style:text-properties officeooo:rsid="001573b9" officeooo:paragraph-rsid="001573b9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rsid="001573b9" officeooo:paragraph-rsid="001573b9" style:font-size-asian="20pt" style:font-weight-asian="bold" style:font-size-complex="20pt" style:font-weight-complex="bold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25" style:family="paragraph" style:parent-style-name="Heading_20_3" style:list-style-name="L42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26" style:family="paragraph" style:parent-style-name="Heading_20_4" style:list-style-name="L42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2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2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2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30" style:family="paragraph" style:parent-style-name="Text_20_body" style:list-style-name="L3">
      <style:paragraph-properties fo:margin-left="0cm" fo:margin-right="0cm" fo:text-indent="0cm" style:auto-text-indent="false"/>
      <style:text-properties officeooo:paragraph-rsid="001573b9"/>
    </style:style>
    <style:style style:name="P3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3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33" style:family="paragraph" style:parent-style-name="Text_20_body" style:list-style-name="L5">
      <style:paragraph-properties fo:margin-left="0cm" fo:margin-right="0cm" fo:text-indent="0cm" style:auto-text-indent="false"/>
      <style:text-properties officeooo:paragraph-rsid="001573b9"/>
    </style:style>
    <style:style style:name="P34" style:family="paragraph" style:parent-style-name="Text_20_body" style:list-style-name="L6">
      <style:paragraph-properties fo:margin-left="0cm" fo:margin-right="0cm" fo:text-indent="0cm" style:auto-text-indent="false"/>
      <style:text-properties officeooo:paragraph-rsid="001573b9"/>
    </style:style>
    <style:style style:name="P35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36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37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38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39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40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  <style:text-properties officeooo:rsid="000cdf32" officeooo:paragraph-rsid="001573b9"/>
    </style:style>
    <style:style style:name="P41" style:family="paragraph" style:parent-style-name="Text_20_body" style:list-style-name="L12">
      <style:paragraph-properties fo:margin-left="0cm" fo:margin-right="0cm" fo:text-indent="0cm" style:auto-text-indent="false"/>
      <style:text-properties officeooo:paragraph-rsid="001573b9"/>
    </style:style>
    <style:style style:name="P42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43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44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45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46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47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48" style:family="paragraph" style:parent-style-name="Text_20_body" style:list-style-name="L19">
      <style:paragraph-properties fo:margin-left="0cm" fo:margin-right="0cm" fo:text-indent="0cm" style:auto-text-indent="false"/>
      <style:text-properties officeooo:paragraph-rsid="001573b9"/>
    </style:style>
    <style:style style:name="P49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50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51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52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  <style:text-properties officeooo:rsid="000f72a2" officeooo:paragraph-rsid="001573b9"/>
    </style:style>
    <style:style style:name="P53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54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55" style:family="paragraph" style:parent-style-name="Text_20_body" style:list-style-name="L25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56" style:family="paragraph" style:parent-style-name="Text_20_body" style:list-style-name="L25">
      <style:paragraph-properties fo:margin-left="0cm" fo:margin-right="0cm" fo:text-indent="0cm" style:auto-text-indent="false" fo:padding="0cm" fo:border="none"/>
      <style:text-properties officeooo:rsid="000ac83b" officeooo:paragraph-rsid="001573b9"/>
    </style:style>
    <style:style style:name="P57" style:family="paragraph" style:parent-style-name="Text_20_body" style:list-style-name="L26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58" style:family="paragraph" style:parent-style-name="Text_20_body" style:list-style-name="L26">
      <style:paragraph-properties fo:margin-left="0cm" fo:margin-right="0cm" fo:text-align="start" style:justify-single-word="false" fo:text-indent="0cm" style:auto-text-indent="false" fo:padding="0cm" fo:border="none"/>
      <style:text-properties officeooo:rsid="000a45ec" officeooo:paragraph-rsid="001573b9"/>
    </style:style>
    <style:style style:name="P59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60" style:family="paragraph" style:parent-style-name="Text_20_body" style:list-style-name="L28">
      <style:paragraph-properties fo:margin-left="0cm" fo:margin-right="0cm" fo:text-indent="0cm" style:auto-text-indent="false"/>
      <style:text-properties officeooo:paragraph-rsid="001573b9"/>
    </style:style>
    <style:style style:name="P61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62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63" style:family="paragraph" style:parent-style-name="Text_20_body" style:list-style-name="L31">
      <style:paragraph-properties fo:margin-left="0cm" fo:margin-right="0cm" fo:text-indent="0cm" style:auto-text-indent="false"/>
      <style:text-properties officeooo:paragraph-rsid="001573b9"/>
    </style:style>
    <style:style style:name="P64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65" style:family="paragraph" style:parent-style-name="Text_20_body" style:list-style-name="L33">
      <style:paragraph-properties fo:margin-left="0cm" fo:margin-right="0cm" fo:text-indent="0cm" style:auto-text-indent="false"/>
      <style:text-properties officeooo:paragraph-rsid="001573b9"/>
    </style:style>
    <style:style style:name="P66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67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68" style:family="paragraph" style:parent-style-name="Text_20_body" style:list-style-name="L36">
      <style:paragraph-properties fo:margin-left="0cm" fo:margin-right="0cm" fo:text-indent="0cm" style:auto-text-indent="false"/>
      <style:text-properties officeooo:paragraph-rsid="001573b9"/>
    </style:style>
    <style:style style:name="P69" style:family="paragraph" style:parent-style-name="Text_20_body" style:list-style-name="L37">
      <style:paragraph-properties fo:margin-left="0cm" fo:margin-right="0cm" fo:text-indent="0cm" style:auto-text-indent="false"/>
      <style:text-properties officeooo:paragraph-rsid="001573b9"/>
    </style:style>
    <style:style style:name="P70" style:family="paragraph" style:parent-style-name="Text_20_body" style:list-style-name="L38">
      <style:paragraph-properties fo:margin-left="0cm" fo:margin-right="0cm" fo:text-indent="0cm" style:auto-text-indent="false"/>
      <style:text-properties officeooo:paragraph-rsid="001573b9"/>
    </style:style>
    <style:style style:name="P71" style:family="paragraph" style:parent-style-name="Text_20_body" style:list-style-name="L39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72" style:family="paragraph" style:parent-style-name="Text_20_body" style:list-style-name="L40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73" style:family="paragraph" style:parent-style-name="Text_20_body" style:list-style-name="L41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74" style:family="paragraph" style:parent-style-name="Text_20_body" style:list-style-name="L42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75" style:family="paragraph" style:parent-style-name="Text_20_body" style:list-style-name="L42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76" style:family="paragraph" style:parent-style-name="Text_20_body" style:list-style-name="L47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77" style:family="paragraph" style:parent-style-name="Text_20_body" style:list-style-name="L52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78" style:family="paragraph" style:parent-style-name="Text_20_body" style:list-style-name="L57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79" style:family="paragraph" style:parent-style-name="Text_20_body" style:list-style-name="L62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80" style:family="paragraph" style:parent-style-name="Text_20_body" style:list-style-name="L67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81" style:family="paragraph" style:parent-style-name="Text_20_body" style:list-style-name="L78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82" style:family="paragraph" style:parent-style-name="Text_20_body" style:list-style-name="L81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83" style:family="paragraph" style:parent-style-name="Text_20_body" style:list-style-name="L85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84" style:family="paragraph" style:parent-style-name="Text_20_body" style:list-style-name="L89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85" style:family="paragraph" style:parent-style-name="Text_20_body" style:list-style-name="L94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86" style:family="paragraph" style:parent-style-name="Text_20_body" style:list-style-name="L98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87" style:family="paragraph" style:parent-style-name="Text_20_body" style:list-style-name="L101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88" style:family="paragraph" style:parent-style-name="Text_20_body" style:list-style-name="L105">
      <style:paragraph-properties fo:margin-left="0cm" fo:margin-right="0cm" fo:text-align="start" style:justify-single-word="false" fo:text-indent="0cm" style:auto-text-indent="false" fo:padding="0cm" fo:border="none"/>
      <style:text-properties officeooo:rsid="00147172" officeooo:paragraph-rsid="001573b9"/>
    </style:style>
    <style:style style:name="P89" style:family="paragraph" style:parent-style-name="Text_20_body" style:list-style-name="L42">
      <style:paragraph-properties fo:margin-left="0cm" fo:margin-right="0cm" fo:text-align="start" style:justify-single-word="false" fo:text-indent="0cm" style:auto-text-indent="false" fo:padding="0cm" fo:border="none"/>
      <style:text-properties style:font-name="Liberation Serif" fo:font-size="15pt" fo:font-weight="bold" officeooo:rsid="0014b759" officeooo:paragraph-rsid="001573b9" style:font-name-asian="NSimSun" style:font-size-asian="15pt" style:font-weight-asian="bold" style:font-name-complex="Lucida Sans" style:font-size-complex="15pt" style:font-weight-complex="bold"/>
    </style:style>
    <style:style style:name="P90" style:family="paragraph" style:parent-style-name="Text_20_body" style:list-style-name="L42">
      <style:text-properties style:font-name="Liberation Serif" fo:font-size="15pt" fo:font-weight="bold" officeooo:rsid="0014b759" officeooo:paragraph-rsid="001573b9" style:font-name-asian="NSimSun" style:font-size-asian="15pt" style:font-weight-asian="bold" style:font-name-complex="Lucida Sans" style:font-size-complex="15pt" style:font-weight-complex="bold"/>
    </style:style>
    <style:style style:name="P91" style:family="paragraph" style:parent-style-name="Text_20_body" style:list-style-name="L43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92" style:family="paragraph" style:parent-style-name="Text_20_body" style:list-style-name="L44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93" style:family="paragraph" style:parent-style-name="Text_20_body" style:list-style-name="L45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94" style:family="paragraph" style:parent-style-name="Text_20_body" style:list-style-name="L46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95" style:family="paragraph" style:parent-style-name="Text_20_body" style:list-style-name="L47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96" style:family="paragraph" style:parent-style-name="Text_20_body" style:list-style-name="L48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97" style:family="paragraph" style:parent-style-name="Text_20_body" style:list-style-name="L49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98" style:family="paragraph" style:parent-style-name="Text_20_body" style:list-style-name="L50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99" style:family="paragraph" style:parent-style-name="Text_20_body" style:list-style-name="L51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00" style:family="paragraph" style:parent-style-name="Text_20_body" style:list-style-name="L52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01" style:family="paragraph" style:parent-style-name="Text_20_body" style:list-style-name="L53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02" style:family="paragraph" style:parent-style-name="Text_20_body" style:list-style-name="L54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03" style:family="paragraph" style:parent-style-name="Text_20_body" style:list-style-name="L55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04" style:family="paragraph" style:parent-style-name="Text_20_body" style:list-style-name="L56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05" style:family="paragraph" style:parent-style-name="Text_20_body" style:list-style-name="L57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06" style:family="paragraph" style:parent-style-name="Text_20_body" style:list-style-name="L58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07" style:family="paragraph" style:parent-style-name="Text_20_body" style:list-style-name="L59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08" style:family="paragraph" style:parent-style-name="Text_20_body" style:list-style-name="L60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09" style:family="paragraph" style:parent-style-name="Text_20_body" style:list-style-name="L61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10" style:family="paragraph" style:parent-style-name="Text_20_body" style:list-style-name="L62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11" style:family="paragraph" style:parent-style-name="Text_20_body" style:list-style-name="L63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12" style:family="paragraph" style:parent-style-name="Text_20_body" style:list-style-name="L64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13" style:family="paragraph" style:parent-style-name="Text_20_body" style:list-style-name="L65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14" style:family="paragraph" style:parent-style-name="Text_20_body" style:list-style-name="L66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15" style:family="paragraph" style:parent-style-name="Text_20_body" style:list-style-name="L67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16" style:family="paragraph" style:parent-style-name="Text_20_body" style:list-style-name="L68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117" style:family="paragraph" style:parent-style-name="Text_20_body" style:list-style-name="L69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118" style:family="paragraph" style:parent-style-name="Text_20_body" style:list-style-name="L70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119" style:family="paragraph" style:parent-style-name="Text_20_body" style:list-style-name="L71">
      <style:paragraph-properties fo:margin-left="0cm" fo:margin-right="0cm" fo:text-indent="0cm" style:auto-text-indent="false"/>
      <style:text-properties officeooo:paragraph-rsid="001573b9"/>
    </style:style>
    <style:style style:name="P120" style:family="paragraph" style:parent-style-name="Text_20_body" style:list-style-name="L72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121" style:family="paragraph" style:parent-style-name="Text_20_body" style:list-style-name="L73">
      <style:paragraph-properties fo:margin-left="0cm" fo:margin-right="0cm" fo:text-indent="0cm" style:auto-text-indent="false"/>
      <style:text-properties officeooo:paragraph-rsid="001573b9"/>
    </style:style>
    <style:style style:name="P122" style:family="paragraph" style:parent-style-name="Text_20_body" style:list-style-name="L74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123" style:family="paragraph" style:parent-style-name="Text_20_body" style:list-style-name="L75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124" style:family="paragraph" style:parent-style-name="Text_20_body" style:list-style-name="L76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125" style:family="paragraph" style:parent-style-name="Text_20_body" style:list-style-name="L77">
      <style:paragraph-properties fo:margin-left="0cm" fo:margin-right="0cm" fo:margin-top="0cm" fo:margin-bottom="0cm" style:contextual-spacing="false" fo:text-indent="0cm" style:auto-text-indent="false"/>
      <style:text-properties officeooo:paragraph-rsid="001573b9"/>
    </style:style>
    <style:style style:name="P126" style:family="paragraph" style:parent-style-name="Text_20_body" style:list-style-name="L79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27" style:family="paragraph" style:parent-style-name="Text_20_body" style:list-style-name="L80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28" style:family="paragraph" style:parent-style-name="Text_20_body" style:list-style-name="L81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29" style:family="paragraph" style:parent-style-name="Text_20_body" style:list-style-name="L82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30" style:family="paragraph" style:parent-style-name="Text_20_body" style:list-style-name="L83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31" style:family="paragraph" style:parent-style-name="Text_20_body" style:list-style-name="L84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32" style:family="paragraph" style:parent-style-name="Text_20_body" style:list-style-name="L85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33" style:family="paragraph" style:parent-style-name="Text_20_body" style:list-style-name="L86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34" style:family="paragraph" style:parent-style-name="Text_20_body" style:list-style-name="L87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35" style:family="paragraph" style:parent-style-name="Text_20_body" style:list-style-name="L88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36" style:family="paragraph" style:parent-style-name="Text_20_body" style:list-style-name="L89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37" style:family="paragraph" style:parent-style-name="Text_20_body" style:list-style-name="L90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73b9"/>
    </style:style>
    <style:style style:name="P138" style:family="paragraph" style:parent-style-name="Text_20_body" style:list-style-name="L90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39" style:family="paragraph" style:parent-style-name="Text_20_body" style:list-style-name="L9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73b9"/>
    </style:style>
    <style:style style:name="P140" style:family="paragraph" style:parent-style-name="Text_20_body" style:list-style-name="L91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41" style:family="paragraph" style:parent-style-name="Text_20_body" style:list-style-name="L9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73b9"/>
    </style:style>
    <style:style style:name="P142" style:family="paragraph" style:parent-style-name="Text_20_body" style:list-style-name="L92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43" style:family="paragraph" style:parent-style-name="Text_20_body" style:list-style-name="L93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73b9"/>
    </style:style>
    <style:style style:name="P144" style:family="paragraph" style:parent-style-name="Text_20_body" style:list-style-name="L93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45" style:family="paragraph" style:parent-style-name="Text_20_body" style:list-style-name="L94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73b9"/>
    </style:style>
    <style:style style:name="P146" style:family="paragraph" style:parent-style-name="Text_20_body" style:list-style-name="L95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47" style:family="paragraph" style:parent-style-name="Text_20_body" style:list-style-name="L96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48" style:family="paragraph" style:parent-style-name="Text_20_body" style:list-style-name="L97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49" style:family="paragraph" style:parent-style-name="Text_20_body" style:list-style-name="L98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50" style:family="paragraph" style:parent-style-name="Text_20_body" style:list-style-name="L99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51" style:family="paragraph" style:parent-style-name="Text_20_body" style:list-style-name="L100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52" style:family="paragraph" style:parent-style-name="Text_20_body" style:list-style-name="L101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53" style:family="paragraph" style:parent-style-name="Text_20_body" style:list-style-name="L10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73b9"/>
    </style:style>
    <style:style style:name="P154" style:family="paragraph" style:parent-style-name="Text_20_body" style:list-style-name="L102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55" style:family="paragraph" style:parent-style-name="Text_20_body" style:list-style-name="L103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73b9"/>
    </style:style>
    <style:style style:name="P156" style:family="paragraph" style:parent-style-name="Text_20_body" style:list-style-name="L103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57" style:family="paragraph" style:parent-style-name="Text_20_body" style:list-style-name="L104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73b9"/>
    </style:style>
    <style:style style:name="P158" style:family="paragraph" style:parent-style-name="Text_20_body" style:list-style-name="L104">
      <style:paragraph-properties fo:margin-left="0cm" fo:margin-right="0cm" fo:text-indent="0cm" style:auto-text-indent="false" fo:padding="0cm" fo:border="none"/>
      <style:text-properties officeooo:paragraph-rsid="001573b9"/>
    </style:style>
    <style:style style:name="P159" style:family="paragraph" style:parent-style-name="Text_20_body" style:list-style-name="L105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73b9"/>
    </style:style>
    <style:style style:name="T1" style:family="text">
      <style:text-properties officeooo:rsid="0016f3cd"/>
    </style:style>
    <style:style style:name="T2" style:family="text">
      <style:text-properties officeooo:rsid="000d9103"/>
    </style:style>
    <style:style style:name="T3" style:family="text">
      <style:text-properties officeooo:rsid="000fc313"/>
    </style:style>
    <style:style style:name="T4" style:family="text">
      <style:text-properties officeooo:rsid="000c8329"/>
    </style:style>
    <style:style style:name="T5" style:family="text">
      <style:text-properties officeooo:rsid="000cdf32"/>
    </style:style>
    <style:style style:name="T6" style:family="text">
      <style:text-properties officeooo:rsid="000f72a2"/>
    </style:style>
    <style:style style:name="T7" style:family="text">
      <style:text-properties officeooo:rsid="00115c9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5570c" style:font-weight-asian="normal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13e1c2"/>
    </style:style>
    <style:style style:name="T12" style:family="text">
      <style:text-properties officeooo:rsid="001513b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Вопросы к зачету по истории. 2024. ПИ<text:span text:style-name="T10">здец</text:span></text:p>
      <text:p text:style-name="P22"/>
      <text:h text:style-name="P17" text:outline-level="4">ВОПРОС 1</text:h>
      <text:p text:style-name="P6">Восточные славяне в древности: происхождение, расселение, хозяйство, общественное развитие, религия. </text:p>
      <text:h text:style-name="P11" text:outline-level="4">1. Происхождение</text:h>
      <text:p text:style-name="P8">Восточные славяне относятся к археологической группе, возникшей в результате миграций и смешения племен, с V века н.э. Основными этническими группами, предшествовавшими восточным славянам, считаются племена венедов, а также элементы германских и финно-угорских народов. Их возникновение связано с процессами, происходившими в Европе после распада Римской империи.</text:p>
      <text:h text:style-name="P7" text:outline-level="4">2. Расселение</text:h>
      <text:p text:style-name="P8">Славяне начали расселяться в VIII-IX веках по территории современного восточного региона Европы. Основные группы восточных славян: галичане, поляне, древляне, северяне, радимичи и кривичи. Они занимали территории от Прибалтики до Черного моря, что способствовало обмену культурными и торговыми связями.</text:p>
      <text:h text:style-name="P7" text:outline-level="4">3. Хозяйство</text:h>
      <text:p text:style-name="P8">Экономика восточных славян была основана на сельском хозяйстве, животноводстве, охоте и рыболовстве. Основными сельскохозяйственными культурами были рожь, пшеница, ячмень. Также развивались ремесла, в том числе гончарное, кузнечное и ткачество. Торговля осуществлялась как внутри племен, так и с сосед<text:span text:style-name="T1">ями</text:span>.</text:p>
      <text:h text:style-name="P7" text:outline-level="4">4. Общественное развитие</text:h>
      <text:p text:style-name="P8">Общество восточных славян делилось на несколько классов: вожди, свободные люди и зависимые (которые включали рабов). Вожди племен играли важную роль в военных делах и управлении. Существовало также сословие дружины, состоявшее из воинов, поддерживавших власть вождя.</text:p>
      <text:h text:style-name="P7" text:outline-level="4">5. Религия</text:h>
      <text:p text:style-name="P8">Религиозные верования восточных славян были языческими, с пантеоном богов, среди которых выделялись Перун (бог грома), Велес (бог скота и богатства), Мокошь (богиня плодородия). Славяне почитали духи природы и предков. С постепенным распространением христианства начиная с IX века, язычество стало подвергаться значительным изменениям.</text:p>
      <text:p text:style-name="P8"/>
      <text:p text:style-name="P8"/>
      <text:p text:style-name="P8"/>
      <text:p text:style-name="P8"/>
      <text:p text:style-name="P8"/>
      <text:p text:style-name="P5"><text:soft-page-break/>ВОПРОС 2</text:p>
      <text:p text:style-name="P5">Образование Древнерусского государства. «Норманнская проблема». </text:p>
      <text:h text:style-name="P18" text:outline-level="4">1. Процесс образования Древнерусского государства</text:h>
      <text:p text:style-name="P21">Образование Древнерусского государства произошло в IX-X веках. Основные факторы, способствовавшие этому процессу, включают объединение племенных союзов, развитие торговли и культуры, а также влияние внешних факторов, таких как противостояние с кочевыми народами.</text:p>
      <text:p text:style-name="P21">Первоначально восточные славяне жили в племенных общинах, но с развитием торговли и войн с соседями возникла необходимость централизованной власти. В 862 году, согласно летописям, варяги (норманны) были приглашены для управления и защиты. Это событие считается началом формирования Древнерусского государства.</text:p>
      <text:h text:style-name="P20" text:outline-level="4">2. Норманнская проблема</text:h>
      <text:p text:style-name="P21">«Норманнская проблема» заключается в дискуссии о роли варяг в образовании Древнерусского государства. Сторонники норманнистской теории (например, историк Г.В. Вернадский) утверждают, что варяги сыграли ключевую роль в создании раннесредневекового государства, так как принесли с собой административные и военные навыки.</text:p>
      <text:p text:style-name="P21">Противники этой теории (партия антинорманистов) считают, что восточные славяне могли развивать свою государственность самостоятельно, без иностранного влияния. Они указывают на существующие культурные и хозяйственные основы, которые существовали на территории славян задолго до приезда варягов.</text:p>
      <text:h text:style-name="P20" text:outline-level="4">3. Основные события и фигуры</text:h>
      <text:p text:style-name="P21">Важные события, связанные с образованием государства: призвание Рюрика<text:span text:style-name="T2">(862 год)</text:span>, становление Новгорода как центра власти, установление династии Рюриковичей. Р<text:span text:style-name="T3">я</text:span>юрик и его потомки, такие как Олег, Игорь и Ольга, сыграли важную роль в расширении и укреплении Древнерусского государства, интегрируя различные племена и наделяя их единой властью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"><text:soft-page-break/>ВОПРОС 3</text:p>
      <text:p text:style-name="P3">Деятельность первых Рюриковичей (Олег, Игорь, Ольга, Святослав). </text:p>
      <text:h text:style-name="P7" text:outline-level="4">1. Олег Вещий (879-912)</text:h>
      <text:list xml:id="list318665976" text:style-name="L1">
        <text:list-item>
          <text:p text:style-name="P27"><text:span text:style-name="Strong_20_Emphasis">Приход к власти</text:span>: Олег пришел к власти после смерти Рюрика, предположительно в 879 году. Он был родичем Рюрика и стал регентом для малолетнего Игоря. </text:p>
        </text:list-item>
      </text:list>
      <text:list xml:id="list314465807" text:style-name="L2">
        <text:list-item>
          <text:p text:style-name="P28"><text:span text:style-name="Strong_20_Emphasis">Перенос столицы в Киев</text:span>: Олег осознал стратегическое значение Киева, расположенного на перекрестке торговых путей, и сделал его центром своего княжества. Это придавало дополнительный вес государству. </text:p>
        </text:list-item>
      </text:list>
      <text:list xml:id="list4256577145" text:style-name="L3">
        <text:list-item>
          <text:p text:style-name="P29"><text:span text:style-name="Strong_20_Emphasis">Военные походы</text:span>: </text:p>
        </text:list-item>
        <text:list-item>
          <text:p text:style-name="P30">• 882 год — поход из Новгорода на Киев, взятие Киева, Смоленска, Любича. Убийство Аскольда и Дира. Объединение восточно-славянских земель под властью Олега.</text:p>
        </text:list-item>
      </text:list>
      <text:list xml:id="list115708468" text:style-name="L4">
        <text:list-item>
          <text:p text:style-name="P31">В 884 году Олег совершил успешный поход против древлян и других соседних племен, что способствовало укреплению властных позиций и расширению территории. </text:p>
        </text:list-item>
      </text:list>
      <text:list xml:id="list2693430247" text:style-name="L5">
        <text:list-item>
          <text:p text:style-name="P32">В 907 году он осуществил первый поход на Константинополь (Царьград), в ходе которого разбил византийский флот и затратил условия о торговле, добившись выгодного договора (907 г.). </text:p>
        </text:list-item>
        <text:list-item>
          <text:p text:style-name="P33">• 911 год — <text:span text:style-name="T4">второй поход на Византию и </text:span>заключение второго мирного договора.</text:p>
        </text:list-item>
      </text:list>
      <text:list xml:id="list2698977758" text:style-name="L6">
        <text:list-item>
          <text:p text:style-name="P34"><text:span text:style-name="Strong_20_Emphasis">Торговые отношения с Византией</text:span>: Олег заключил союз с Византией, что способствовало сбалансированной торговле и обмену культурными ценностями. Он получил право свободной торговли для русских купцов, что принесло огромные доходы.</text:p>
        </text:list-item>
      </text:list>
      <text:h text:style-name="P7" text:outline-level="4">2. Игорь (912-945)</text:h>
      <text:list xml:id="list2958362697" text:style-name="L7">
        <text:list-item>
          <text:p text:style-name="P35"><text:span text:style-name="Strong_20_Emphasis">Продолжение политики Олега</text:span>: Игорь продолжил дело своего предшественника, активно занимаясь как внутренними делами, так и внешней политикой. </text:p>
        </text:list-item>
      </text:list>
      <text:list xml:id="list2243819316" text:style-name="L8">
        <text:list-item>
          <text:p text:style-name="P36"><text:span text:style-name="Strong_20_Emphasis">Сбор дани</text:span>: </text:p>
        </text:list-item>
      </text:list>
      <text:list xml:id="list2368900269" text:style-name="L9">
        <text:list-item>
          <text:p text:style-name="P37">Игорь организовал сбор дани с подвластных племен через систему полюдья, где князь вместе с дружиной объезжал земли и собирал дань осенью и весной. Это способствовало централизованной власти и устойчивому финансированию войны и управления. </text:p>
        </text:list-item>
      </text:list>
      <text:list xml:id="list3054541799" text:style-name="L10">
        <text:list-item>
          <text:p text:style-name="P38"><text:span text:style-name="Strong_20_Emphasis">Военные походы</text:span>: </text:p>
        </text:list-item>
      </text:list>
      <text:list xml:id="list665422729" text:style-name="L11">
        <text:list-item>
          <text:p text:style-name="P39"><text:span text:style-name="T5">Н</text:span>еудачны<text:span text:style-name="T5">й</text:span> поход на Константинополь в 941 году, который закончился поражением. </text:p>
        </text:list-item>
        <text:list-item>
          <text:p text:style-name="P40">Удачный военный поход против Византии в 945 и заключение мирного договора.</text:p>
        </text:list-item>
      </text:list>
      <text:list xml:id="list2929933556" text:style-name="L12">
        <text:list-item>
          <text:p text:style-name="P41"><text:span text:style-name="Strong_20_Emphasis">Смерть</text:span>: Игорь был убит древлянами в 945 году во время сбора дани, что стало причиной жестокой мести его жены Ольги.</text:p>
        </text:list-item>
      </text:list>
      <text:h text:style-name="P7" text:outline-level="4">3. Ольга (945-964)</text:h>
      <text:list xml:id="list1400656242" text:style-name="L13">
        <text:list-item>
          <text:p text:style-name="P42"><text:span text:style-name="Strong_20_Emphasis">Регентство и месть за Игоря</text:span>: После смерти мужа Ольга приняла власть и жестоко отомстила древлянам, организовав карательную экспедицию. Она уничтожила их крепость и расправилась с руководством племени. </text:p>
        </text:list-item>
      </text:list>
      <text:list xml:id="list3986601248" text:style-name="L14">
        <text:list-item>
          <text:p text:style-name="P43"><text:span text:style-name="Strong_20_Emphasis">Реформа управления и сбора дани</text:span>: </text:p>
        </text:list-item>
      </text:list>
      <text:list xml:id="list914787701" text:style-name="L15">
        <text:list-item>
          <text:p text:style-name="P44"><text:soft-page-break/>Ольга внедрила эффективную систему управления, назначая своих наместников для контроля за сборами дани <text:span text:style-name="T5">в определенных местах(«погостах»)</text:span>, что увеличивало государственные доходы. </text:p>
        </text:list-item>
      </text:list>
      <text:list xml:id="list2714194754" text:style-name="L16">
        <text:list-item>
          <text:p text:style-name="P45">Она установила фиксированные размеры дани<text:span text:style-name="T5">(«уроки»)</text:span>, что положило конец беспорядочному собранию дани, практиковавшемуся ранее. </text:p>
        </text:list-item>
      </text:list>
      <text:list xml:id="list517047599" text:style-name="L17">
        <text:list-item>
          <text:p text:style-name="P46"><text:span text:style-name="Strong_20_Emphasis">Принятие Христианства</text:span>: </text:p>
        </text:list-item>
      </text:list>
      <text:list xml:id="list3407321520" text:style-name="L18">
        <text:list-item>
          <text:p text:style-name="P47">Ольга совершила поездку в Константинополь <text:span text:style-name="T5">в 957 г.</text:span>, где приняла христианство и установила дипломатические отношения с Византией. </text:p>
        </text:list-item>
      </text:list>
      <text:list xml:id="list522119418" text:style-name="L19">
        <text:list-item>
          <text:p text:style-name="P48">Её действия стали основой для будущего христианства на Руси, что существенно повлияло на культурное развитие страны.</text:p>
        </text:list-item>
      </text:list>
      <text:h text:style-name="P7" text:outline-level="4">4. Святослав (964-972)</text:h>
      <text:list xml:id="list337019537" text:style-name="L20">
        <text:list-item>
          <text:p text:style-name="P49"><text:span text:style-name="Strong_20_Emphasis">Военная стратегия</text:span>: Святослав был известен своей агрессивной политикой. Он продолжал отцовское наследие, проводя многочисленные военные кампании: </text:p>
        </text:list-item>
      </text:list>
      <text:list xml:id="list968694646" text:style-name="L21">
        <text:list-item>
          <text:p text:style-name="P50">В 964 году он начал войну против Хазарского каганата и Болгарии, успешно расширив границы Руси. </text:p>
        </text:list-item>
      </text:list>
      <text:list xml:id="list1784856136" text:style-name="L22">
        <text:list-item>
          <text:p text:style-name="P51"><text:span text:style-name="T5">В 968 г. </text:span>завоевал Дунайскую Болг<text:span text:style-name="T5">арию в союзе с Византией.</text:span></text:p>
        </text:list-item>
        <text:list-item>
          <text:p text:style-name="P52">В 970 совершил неудачный поход на Византию.</text:p>
        </text:list-item>
        <text:list-item>
          <text:p text:style-name="P51">В столкновении с печенегами в 972 г. <text:span text:style-name="T6">возвращаясь</text:span> с Дуная Святослав погиб.</text:p>
        </text:list-item>
      </text:list>
      <text:list xml:id="list3976756282" text:style-name="L23">
        <text:list-item>
          <text:p text:style-name="P53"><text:span text:style-name="Strong_20_Emphasis">Систематизация управления</text:span>: </text:p>
        </text:list-item>
      </text:list>
      <text:list xml:id="list1935453500" text:style-name="L24">
        <text:list-item>
          <text:p text:style-name="P54">Святослав стремился к децентрализации. Он разделил территорию между своими сыновьями, что могло привести к будущим конфликтам. 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ВОПРОС 4</text:p>
      <text:h text:style-name="P1" text:outline-level="3">Древнерусское государство при князьях Владимире Святославиче и Ярославе Мудром</text:h>
      <text:h text:style-name="P7" text:outline-level="4">1. Владимир Святославич (978-1015)</text:h>
      <text:list xml:id="list35784185" text:style-name="L25">
        <text:list-item>
          <text:p text:style-name="P55"><text:span text:style-name="Strong_20_Emphasis">Приход к власти</text:span>: Владимир стал князем после смерти своего брата Ярополка, используя военную силу и поддержку дружины. Он смог объеденить земли и укрепить центральную власть.</text:p>
        </text:list-item>
        <text:list-item>
          <text:p text:style-name="P55"><text:span text:style-name="Strong_20_Emphasis">Принятие христианства</text:span>: В 988 году Владимир принял христианство, что стало важным шагом для объединения разных племен и народов под единым вероисповеданием. Он сравнивал религии, прежде чем выбрать христианство, что оказало значительное влияние на культурную и политическую жизнь Древней Руси.</text:p>
        </text:list-item>
        <text:list-item>
          <text:p text:style-name="P55"><text:span text:style-name="Strong_20_Emphasis">Строительство церквей</text:span>: После крещения Руси началось активное строительство храмов и введение новых обрядов. Владимир заложил основы христианской культуры в стране.</text:p>
        </text:list-item>
        <text:list-item>
          <text:p text:style-name="P55"><text:span text:style-name="Strong_20_Emphasis">Экономическая политика</text:span>: Владимир продолжал развивать торговлю и укреплять экономические связи с Византией, что способствовало росту благосостояния Руси.</text:p>
        </text:list-item>
        <text:list-item>
          <text:p text:style-name="P55"><text:span text:style-name="Strong_20_Emphasis">Военные кампании</text:span>: </text:p>
        </text:list-item>
        <text:list-item>
          <text:p text:style-name="P56">В 980 совершил удачный поход на Полоцк.</text:p>
        </text:list-item>
        <text:list-item>
          <text:p text:style-name="P56">В 985 воевал с Волжскими Булгарии.</text:p>
        </text:list-item>
      </text:list>
      <text:h text:style-name="P7" text:outline-level="4">2. Ярослав Мудрый (1016-1054)</text:h>
      <text:list xml:id="list2434603153" text:style-name="L26">
        <text:list-item>
          <text:p text:style-name="P57"><text:span text:style-name="Strong_20_Emphasis">Установление международных связей</text:span>: Ярослав активно развивал дипломатические отношения, ведя брачные альянсы с рядом европейских государств, такими как Франция и Норвегия. Это способствовало укреплению позиций Руси на международной арене.</text:p>
        </text:list-item>
        <text:list-item>
          <text:p text:style-name="P57"><text:span text:style-name="Strong_20_Emphasis">Кодекс законов</text:span>: Ярослав заключил свод законов, известный как "Русская правда", который стал основой для правовой системы Древней Руси. </text:p>
        </text:list-item>
        <text:list-item>
          <text:p text:style-name="P57"><text:span text:style-name="Strong_20_Emphasis">Развитие культуры</text:span>: При Ярославе произошло бурное развитие культуры, искусства и образования. Он открыл школы, при церкви активно развивалась литература.</text:p>
        </text:list-item>
        <text:list-item>
          <text:p text:style-name="P57"><text:span text:style-name="Strong_20_Emphasis">Строительство храмов</text:span>: Ярослав заложил Софийский собор в Киеве, который стал символом христианской веры и архитектурной мощи Руси.</text:p>
        </text:list-item>
        <text:list-item>
          <text:p text:style-name="P58"><text:span text:style-name="Strong_20_Emphasis">В 1036 году</text:span> Ярослав нанёс решительное поражение печенегам под Киевом и избавил русские земли от набегов этих кочевников.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5"><text:soft-page-break/>ВОПРОС 5</text:p>
      <text:p text:style-name="P16">Русские земли во второй половине XI – первой трети XII в.: причины и обстоятельства распада государства. Общие условия развития русских княжеств. </text:p>
      <text:h text:style-name="P7" text:outline-level="4">1. История Древнерусского государства</text:h>
      <text:list xml:id="list939177786" text:style-name="L27">
        <text:list-item>
          <text:p text:style-name="P59">Вторая половина XI века ознаменована кризисом Древнерусского государства, что вылилось в распад единой княжеской власти. </text:p>
        </text:list-item>
      </text:list>
      <text:list xml:id="list3797615545" text:style-name="L28">
        <text:list-item>
          <text:p text:style-name="P60">После смерти Ярослава Мудрого в 1054 году начался процесс распада державы, который стал сказываться на политической, экономической и культурной жизни.</text:p>
        </text:list-item>
      </text:list>
      <text:h text:style-name="P7" text:outline-level="4">2. Причины распада государства</text:h>
      <text:list xml:id="list1672011550" text:style-name="L29">
        <text:list-item>
          <text:p text:style-name="P61"><text:span text:style-name="Strong_20_Emphasis">Династические раздоры</text:span>: Смерть сильного правителя, как Ярослав, привела к борьбе за власть между князьями из династии Рюриковичей. Это усилило феодальную раздробленность. </text:p>
        </text:list-item>
      </text:list>
      <text:list xml:id="list694263067" text:style-name="L30">
        <text:list-item>
          <text:p text:style-name="P62"><text:span text:style-name="Strong_20_Emphasis">Упадок центральной власти</text:span>: Увеличение числа земли, претендующих на автономию, затрудняло управление территорией со стороны Великого княжества Киевского. </text:p>
        </text:list-item>
      </text:list>
      <text:list xml:id="list2262532763" text:style-name="L31">
        <text:list-item>
          <text:p text:style-name="P63"><text:span text:style-name="Strong_20_Emphasis">Войны и конфликты</text:span>: Постоянные междоусобные войны между князьями подрывали единство Руси. Князья боролись за влияние на ключевые города, что ослабляло центральную власть. </text:p>
        </text:list-item>
      </text:list>
      <text:h text:style-name="P7" text:outline-level="4">3. Обстоятельства распада государства</text:h>
      <text:list xml:id="list3819585939" text:style-name="L32">
        <text:list-item>
          <text:p text:style-name="P64"><text:span text:style-name="Strong_20_Emphasis">Географические факторы</text:span>: Русские земли были большие и разнообразные, что способствовало возникновению независимых княжеств, и они плохо поддавались централизованному управлению. </text:p>
        </text:list-item>
      </text:list>
      <text:list xml:id="list4109314809" text:style-name="L33">
        <text:list-item>
          <text:p text:style-name="P65"><text:span text:style-name="Strong_20_Emphasis">Ужесточение борьбы с внешними врагами</text:span>: Внешние угрозы со стороны половцев и других кочевых народов усугубляли ситуацию. Сложные отношения с соседями требовали огромных ресурсов, что также влияло на внутреннюю стабильность. </text:p>
        </text:list-item>
      </text:list>
      <text:h text:style-name="P7" text:outline-level="4">4. Общие условия развития русских княжеств</text:h>
      <text:list xml:id="list2474231207" text:style-name="L34">
        <text:list-item>
          <text:p text:style-name="P66"><text:span text:style-name="Strong_20_Emphasis">Экономическая самостоятельность</text:span>: Многие княжества стали развивать свою собственную экономику на основе местных ресурсов, что уменьшало зависимость от Киева. </text:p>
        </text:list-item>
      </text:list>
      <text:list xml:id="list1444503145" text:style-name="L35">
        <text:list-item>
          <text:p text:style-name="P67"><text:span text:style-name="Strong_20_Emphasis">Феодализация</text:span>: Усиление местных князей и бояр (феодалов) привело к увеличению их влияния и власти. Это вмешивалось в централизованное управление и делало его более сложным. </text:p>
        </text:list-item>
      </text:list>
      <text:list xml:id="list4131775063" text:style-name="L36">
        <text:list-item>
          <text:p text:style-name="P68"><text:span text:style-name="Strong_20_Emphasis">Культурное развитие</text:span>: В это время происходит значительное развитие местной культуры и образование. Упражнения преподавания, основные тексты и церковная жизнь обогащали внутреннюю культуру княжеств. </text:p>
        </text:list-item>
      </text:list>
      <text:h text:style-name="P7" text:outline-level="4">5. Развитие самостоятельных объединений</text:h>
      <text:list xml:id="list81249573" text:style-name="L37">
        <text:list-item>
          <text:p text:style-name="P69"><text:span text:style-name="Strong_20_Emphasis">Сложение новых княжеств</text:span>: После распада единого государства начали формироваться достаточно самостоятельные княжества, такие как Новгородское, <text:soft-page-break/>Галицкое, Владимиро-Суздальское и Псковское, каждое из которых стремилось укрепить свою власть и влияние. </text:p>
        </text:list-item>
      </text:list>
      <text:list xml:id="list1442220707" text:style-name="L38">
        <text:list-item>
          <text:p text:style-name="P70"><text:span text:style-name="Strong_20_Emphasis">Междуусобные войны</text:span>: Княжества часто воевали за контроль над землями и торговыми путями, что приводило к ослаблению всех княжеств и потере потенциала против внешних угроз. </text:p>
        </text:list-item>
      </text:list>
      <text:p text:style-name="P10"/>
      <text:p text:style-name="P10"/>
      <text:p text:style-name="P10"/>
      <text:p text:style-name="P10"/>
      <text:p text:style-name="P10"/>
      <text:p text:style-name="P5">ВОПРОС 6</text:p>
      <text:h text:style-name="P4" text:outline-level="3">Владимиро-Суздальская, Новгородская и Галицко-Волынская земли в XII – начале XIII века</text:h>
      <text:h text:style-name="P7" text:outline-level="4">1. Владимиро-Суздальская земля</text:h>
      <text:list xml:id="list4025191264" text:style-name="L39">
        <text:list-item>
          <text:p text:style-name="P71"><text:span text:style-name="Strong_20_Emphasis">Укрепление княжества</text:span>: После распада Киевской Руси Владимиро-Суздальское княжество стало одним из наиболее сильных и влиятельных княжеств на Руси. Оно стало центром объединения восточных славян.</text:p>
        </text:list-item>
        <text:list-item>
          <text:p text:style-name="P71"><text:span text:style-name="Strong_20_Emphasis">Князья</text:span>: Важную роль сыграли князья, такие как Андрей Боголюбский, который перенес столицу из Владимира в Боголюбово, а затем в Су́здаль. Он активно поддерживал строительство храмов и укрепление власти.</text:p>
        </text:list-item>
        <text:list-item>
          <text:p text:style-name="P71"><text:span text:style-name="Strong_20_Emphasis">Экономическое развитие</text:span>: Стремление к централизованному управлению и управление землями способствовали росту экономики. Развивались торговые пути и сельское хозяйство.</text:p>
        </text:list-item>
        <text:list-item>
          <text:p text:style-name="P71"><text:span text:style-name="Strong_20_Emphasis">Архитектурные достижения</text:span>: Период стал известен выдающимися памятниками архитектуры, такими как Успенский собор во Владимире и Дмитриевский собор, которые стали символами этого времени.</text:p>
        </text:list-item>
      </text:list>
      <text:h text:style-name="P7" text:outline-level="4">2. Новгородская земля</text:h>
      <text:list xml:id="list3774476174" text:style-name="L40">
        <text:list-item>
          <text:p text:style-name="P72"><text:span text:style-name="Strong_20_Emphasis">Автономия и независимость</text:span>: Новгородская земля отличалась особой политической независимостью. Новгородская республика управлялась вече и проводила самостоятельную внешнюю политику, активно сотрудничая с другими государствами.</text:p>
        </text:list-item>
        <text:list-item>
          <text:p text:style-name="P72"><text:span text:style-name="Strong_20_Emphasis">Торговля</text:span>: Новгород стал важным торговым центром благодаря своему расположению на путях, соединяющих Восток и Запад. Торговля с Византией, Прибалтикой и северным регионом способствовала экономическому процветанию.</text:p>
        </text:list-item>
        <text:list-item>
          <text:p text:style-name="P72"><text:span text:style-name="Strong_20_Emphasis">Феодальная раздробленность</text:span>: Хотя Новгород сохранял относительную независимость, внутри него происходили конфликты между боярскими группами, что усложняло управление и укрепление власти.</text:p>
        </text:list-item>
        <text:list-item>
          <text:p text:style-name="P72"><text:soft-page-break/><text:span text:style-name="Strong_20_Emphasis">Культура и образование</text:span>: В Новгороде активно развивалась культура, искусство и образование. Была создана выдающаяся литература, такие как "Новгородская первая летопись".</text:p>
        </text:list-item>
      </text:list>
      <text:h text:style-name="P7" text:outline-level="4">3. Галицко-Волынская земля</text:h>
      <text:list xml:id="list2435735220" text:style-name="L41">
        <text:list-item>
          <text:p text:style-name="P73"><text:span text:style-name="Strong_20_Emphasis">Геополитическое положение</text:span>: Галицко-Волынское княжество располагалось на пересечении торговых путей, что обеспечивало ему богатство и стратегическое значение.</text:p>
        </text:list-item>
        <text:list-item>
          <text:p text:style-name="P73"><text:span text:style-name="Strong_20_Emphasis">Князь Роман Мстиславич</text:span>: Он успел объединить Галицию и Волынь и стремился к расширению влияния на запад, заключая династические браки и военные альянсы.</text:p>
        </text:list-item>
        <text:list-item>
          <text:p text:style-name="P73"><text:span text:style-name="Strong_20_Emphasis">Современные условия</text:span>: Во второй половине XII века княжество переживало период стабилизации, но внутренние конфликты и борьба за власть оставались актуальными.</text:p>
        </text:list-item>
        <text:list-item>
          <text:p text:style-name="P73"><text:span text:style-name="Strong_20_Emphasis">Торговля и культура</text:span>: Галицко-Волынская земля активно развивала торговлю и поддерживала культурные связи с Западной Европой, что способствовало обмену знаниями, а также строительству храмов и крепостей.</text:p>
        </text:list-item>
      </text:list>
      <text:h text:style-name="P7" text:outline-level="4">4. Общие условия развития</text:h>
      <text:list xml:id="list3452210057" text:style-name="L42">
        <text:list-item>
          <text:p text:style-name="P74"><text:span text:style-name="Strong_20_Emphasis">Политическая феодализация</text:span>: Все три земли столкнулись с процессами феодальной раздробленности, которые значительно осложняли управление и способствовали возникновению конкурирующих княжеств.</text:p>
        </text:list-item>
        <text:list-item>
          <text:p text:style-name="P74"><text:span text:style-name="Strong_20_Emphasis">Внешние угрозы</text:span>: В это время Русь сталкивалась с угрозами со стороны кочевых народов (полo<text:span text:style-name="T7">в</text:span>цы, печенеги), что требовало от князей объединения усилий для защиты территорий.</text:p>
        </text:list-item>
        <text:list-item>
          <text:p text:style-name="P75"><text:span text:style-name="Strong_20_Emphasis">Культурное развитие</text:span>: Несмотря на политическую раздробленность, все княжества способствовали развитию своих культурных традиций, поддерживая литературу, искусство и религиозные практики.</text:p>
          <text:p text:style-name="P75"/>
        </text:list-item>
      </text:list>
      <text:p text:style-name="P24"/>
      <text:list xml:id="list222751608617667" text:continue-numbering="true" text:style-name="L42">
        <text:list-header>
          <text:p text:style-name="P75"/>
          <text:p text:style-name="P75"/>
          <text:p text:style-name="P89">Вопрос 7</text:p>
          <text:p text:style-name="P90">Монгольское нашествие и установление зависимости Руси от Орды. Экспансия с запада в середине XIII в. Историческая роль Александра Невского. </text:p>
        </text:list-header>
        <text:list-item>
          <text:h text:style-name="P26" text:outline-level="4">1. Монгольское нашествие</text:h>
        </text:list-item>
        <text:list-item>
          <text:p text:style-name="P74"><text:span text:style-name="Strong_20_Emphasis">К причинам нашествия</text:span>: В начале XIII века происходит объединение монгольских племен под предводительством Чингисхана, что стало основой для его последующих завоевательных походов. Основными причинами нашествия на Русь стали поиск новых земель, богатств и усиление собственного государства.</text:p>
        </text:list-item>
        <text:list-item>
          <text:p text:style-name="P74"><text:soft-page-break/><text:span text:style-name="Strong_20_Emphasis">Походы на Русь</text:span>: В 1237 году началось нашествие Батыя, которое охватило русские земли. В результате нескольких удачных военных кампаний были разрушены и захвачены многие города, включая Рязань, Владимир и Киев.</text:p>
        </text:list-item>
        <text:list-item>
          <text:p text:style-name="P74"><text:span text:style-name="Strong_20_Emphasis">Разрушение городов и потери</text:span>: Монгольское нашествие сопровождалось массовыми разрушениями, грабежами и убийствами населения, что нанесло серьезный урон экономике и культуре Руси.</text:p>
        </text:list-item>
        <text:list-item>
          <text:h text:style-name="P26" text:outline-level="4">2. Установление зависимости Руси от Орды</text:h>
        </text:list-item>
        <text:list-item>
          <text:p text:style-name="P74"><text:span text:style-name="Strong_20_Emphasis">Ордынская зависимость</text:span>: После завоевания русских земель Батый установил зависимость русских княжеств от Золотой Орды. Это выразилось в сборе дани (ордынская дань) и подтверждении власти ордынских хаников над русскими князьями.</text:p>
        </text:list-item>
        <text:list-item>
          <text:p text:style-name="P74"><text:span text:style-name="Strong_20_Emphasis">Политика ордынцев</text:span>: Орда использовала систему управления через местных князей, что позволяло контролировать Русь без непосредственного вмешательства в ее внутренние дела.</text:p>
        </text:list-item>
        <text:list-item>
          <text:p text:style-name="P74"><text:span text:style-name="Strong_20_Emphasis">Экономическое и культурное влияние</text:span>: Зависимость от Орды оказала влияние на экономические и культурные процессы в Руси. Долгосрочная дань привела к снижению уровня жизни населения и развитию феодализма.</text:p>
        </text:list-item>
        <text:list-item>
          <text:h text:style-name="P25" text:outline-level="3">Экспансия с запада в середине XIII века</text:h>
        </text:list-item>
        <text:list-item>
          <text:p text:style-name="P74"><text:span text:style-name="Strong_20_Emphasis">Западное давление</text:span>: В середине XIII века Русь сталкивалась не только с угрозой монголов, но и с новой экспансией со стороны западных держав, таких как Ливонский орден и Польша.</text:p>
        </text:list-item>
        <text:list-item>
          <text:p text:style-name="P74"><text:span text:style-name="Strong_20_Emphasis">Конфликты</text:span>: Это время характеризуется постоянными столкновениями между Русью и западными соседями, что усложняло обстановку в регионе и ослабляло русские земли.</text:p>
        </text:list-item>
        <text:list-item>
          <text:h text:style-name="P25" text:outline-level="3">Историческая роль Александра Невского</text:h>
        </text:list-item>
        <text:list-item>
          <text:p text:style-name="P74"><text:span text:style-name="Strong_20_Emphasis">Князь и полководец</text:span>: Александр Невский (1220-1263) стал важной фигурой в сопротивлении как монгольскому нашествию, так и сельскохозяйственному расширению Запада.</text:p>
        </text:list-item>
        <text:list-item>
          <text:p text:style-name="P74"><text:span text:style-name="Strong_20_Emphasis">Битва на Неве (1240 г.)</text:span>: Одной из главных побед Александра стала битва с шведами на реке Неве, в результате которой он защитил Северо-Запад Руси от иностранных захватчиков.</text:p>
        </text:list-item>
        <text:list-item>
          <text:p text:style-name="P74"><text:span text:style-name="Strong_20_Emphasis">Битва на Чудском озере (1242 г.)</text:span>: Александр одержал решающую победу над немецкими рыцарями Ливонского ордена, что стало важным шагом в защите территории Руси и остановило их экспансию на восток.</text:p>
        </text:list-item>
        <text:list-item>
          <text:p text:style-name="P75"><text:span text:style-name="Strong_20_Emphasis">Политика сотрудничества с Ордынцами</text:span>: Александр Невский также проявлял умение вести дипломатию и сотрудничать с Золотой Ордой при необходимости, что способствовало некоторой стабильности в русских землях и сохранению местного управления.</text:p>
        </text:list-item>
      </text:list>
      <text:p text:style-name="P24"/>
      <text:p text:style-name="P24"/>
      <text:p text:style-name="P24"/>
      <text:p text:style-name="P24"/>
      <text:p text:style-name="P24"/>
      <text:p text:style-name="P14"><text:soft-page-break/>Вопрос 8</text:p>
      <text:h text:style-name="P12" text:outline-level="3">Объединение русских земель вокруг Москвы в конце XIII – середине XV века</text:h>
      <text:h text:style-name="P7" text:outline-level="4">1. Исторический контекст</text:h>
      <text:list xml:id="list3791969227" text:style-name="L43">
        <text:list-item>
          <text:p text:style-name="P91"><text:span text:style-name="Strong_20_Emphasis">Монгольское иго</text:span>: В конце XIII века Русь находилась под давлением Золотой Орды, что способствовало ослаблению отдельных княжеств и затрудняло их объединение.</text:p>
        </text:list-item>
        <text:list-item>
          <text:p text:style-name="P91"><text:span text:style-name="Strong_20_Emphasis">Политическая раздробленность</text:span>: Русские земли были разделены между многими княжествами, конкурировавшими друг с другом, что создавало идеальные условия для централизованного объединения.</text:p>
        </text:list-item>
        <text:list-item>
          <text:p text:style-name="P91"><text:span text:style-name="Strong_20_Emphasis">Появление Москвы</text:span>: Москва, основанная в 1147 году, начинает постепенно набирать силу и влиятельность как торговый и политический центр.</text:p>
        </text:list-item>
      </text:list>
      <text:h text:style-name="P7" text:outline-level="4">2. Роль московских князей</text:h>
      <text:list xml:id="list333077341" text:style-name="L44">
        <text:list-item>
          <text:p text:style-name="P92"><text:span text:style-name="Strong_20_Emphasis">Династия Рюриковичей</text:span>: Московские князья из династии Рюриковичей, такие как Иван I Калита, Иван II и Дмитрий Донской, играли ключевую роль в процессе объединения.</text:p>
        </text:list-item>
        <text:list-item>
          <text:p text:style-name="P92"><text:span text:style-name="Strong_20_Emphasis">Приобретение земель</text:span>: Иван I Калита, получивший титул великого князя Владимирского, использовал свою власть для расширения территорий Москвы за счет соседних княжеств, таких как Тверь и Новгород.</text:p>
        </text:list-item>
        <text:list-item>
          <text:p text:style-name="P92"><text:span text:style-name="Strong_20_Emphasis">Дмитрий Донской</text:span>: В 1380 году он одержал победу в Куликовской битве, что стало символом сопротивления против Орды и укрепило московское княжество.</text:p>
        </text:list-item>
      </text:list>
      <text:h text:style-name="P7" text:outline-level="4">3. Социально-экономические факторы объединения</text:h>
      <text:list xml:id="list2998875618" text:style-name="L45">
        <text:list-item>
          <text:p text:style-name="P93"><text:span text:style-name="Strong_20_Emphasis">Экономический рост</text:span>: Эволюция торговли и ремесел в Москве и ее окрестностях способствовала улучшению экономической ситуации и концентрации ресурсов.</text:p>
        </text:list-item>
        <text:list-item>
          <text:p text:style-name="P93"><text:span text:style-name="Strong_20_Emphasis">Поддержка крестьянства</text:span>: Князья предоставляли защиту своим подданным и прибегали к новым формам управления, что способствовало росту благосостояния населения и увеличению поддержки местных властей.</text:p>
        </text:list-item>
        <text:list-item>
          <text:p text:style-name="P93"><text:span text:style-name="Strong_20_Emphasis">Формирование единой идентичности</text:span>: Развитие культуры и православной религии способствовало формированию общей русской идентичности.</text:p>
        </text:list-item>
      </text:list>
      <text:h text:style-name="P7" text:outline-level="4">4. Религиозная и культурная роль</text:h>
      <text:list xml:id="list1547527726" text:style-name="L46">
        <text:list-item>
          <text:p text:style-name="P94"><text:span text:style-name="Strong_20_Emphasis">Православие</text:span>: Церковь была одной из основных опор объединения, поддерживая централизованное княжество и помогая в формировании общих культурных традиций.</text:p>
        </text:list-item>
        <text:list-item>
          <text:p text:style-name="P94"><text:span text:style-name="Strong_20_Emphasis">Роль духовенства</text:span>: Духовенство активно поддерживало московских князей, что позволяло укреплять их власть и влияние среди русских земель.</text:p>
        </text:list-item>
        <text:list-item>
          <text:p text:style-name="P94"><text:span text:style-name="Strong_20_Emphasis">Культурное развитие</text:span>: В XV веке Москва стала центром культурного и религиозного возрождения на Руси, что способствовало сплочению народов.</text:p>
        </text:list-item>
      </text:list>
      <text:h text:style-name="P7" text:outline-level="4"><text:soft-page-break/>5. Завершение процесса объединения</text:h>
      <text:list xml:id="list2248583390" text:style-name="L47">
        <text:list-item>
          <text:p text:style-name="P95"><text:span text:style-name="Strong_20_Emphasis">Уничтожение иго</text:span>: Успехи московских князей в освобождении от ордынского влияния culminируют в конце XV века, когда Василий III окончательно закрепил контроль над русскими землями.</text:p>
        </text:list-item>
        <text:list-item>
          <text:p text:style-name="P95"><text:span text:style-name="Strong_20_Emphasis">Собрание земель</text:span>: Объединение московских земель, таких как Тверь, Новгород и другие, завершает формирование централизованного русского государства.</text:p>
        </text:list-item>
        <text:list-item>
          <text:p text:style-name="P76"><text:span text:style-name="Strong_20_Emphasis">Формирование нового государства</text:span>: К концу XV века Москва становится ведущим политическим и культурным центром, что легло в основу нового единого Русского государства.</text:p>
        </text:list-item>
      </text:list>
      <text:p text:style-name="P24"/>
      <text:p text:style-name="P24"/>
      <text:p text:style-name="P24"/>
      <text:p text:style-name="P24"/>
      <text:p text:style-name="P14">Вопрос 9</text:p>
      <text:h text:style-name="P12" text:outline-level="3">Великое княжество Московское во второй половине XV – начале XVI века</text:h>
      <text:h text:style-name="P7" text:outline-level="4">1. Политическое и территориальное укрепление</text:h>
      <text:list xml:id="list540348273" text:style-name="L48">
        <text:list-item>
          <text:p text:style-name="P96"><text:span text:style-name="Strong_20_Emphasis">Успехи Василия III</text:span>: На протяжении правления Василия III (1505-1533) Великое княжество Московское продолжало активно расширять свои территории. Он успешно присоединил другие русские земли, такие как Смоленск и Псков.</text:p>
        </text:list-item>
        <text:list-item>
          <text:p text:style-name="P96"><text:span text:style-name="Strong_20_Emphasis">Сопротивление Ливонского ордена</text:span>: В это время происходят конфликты с Ливонским орденом и Польшей, что приводило к укреплению обороны на западе и активизации внешней политики.</text:p>
        </text:list-item>
        <text:list-item>
          <text:p text:style-name="P96"><text:span text:style-name="Strong_20_Emphasis">Объединение русских земель</text:span>: Важной частью политики Василия III стало объединение русских княжеств под московской властью, что способствовало консолидации и образованию единого государства.</text:p>
        </text:list-item>
      </text:list>
      <text:h text:style-name="P7" text:outline-level="4">2. Экономическое развитие</text:h>
      <text:list xml:id="list1300276212" text:style-name="L49">
        <text:list-item>
          <text:p text:style-name="P97"><text:span text:style-name="Strong_20_Emphasis">Аграрная реформа</text:span>: Велось активное освоение земель, что способствовало росту сельского хозяйства и улучшению продовольственного снабжения.</text:p>
        </text:list-item>
        <text:list-item>
          <text:p text:style-name="P97"><text:span text:style-name="Strong_20_Emphasis">Развитие торговли</text:span>: Москва как торговый центр укрепила свои позиции; происходил активный обмен с европейскими государствами и Востоком.</text:p>
        </text:list-item>
        <text:list-item>
          <text:p text:style-name="P97"><text:span text:style-name="Strong_20_Emphasis">Финансовая система</text:span>: Установление системы налогов и сборов позволило обеспечить стабильное финансирование княжества и укрепление армии.</text:p>
        </text:list-item>
      </text:list>
      <text:h text:style-name="P7" text:outline-level="4">3. Культура и религия</text:h>
      <text:list xml:id="list2113426911" text:style-name="L50">
        <text:list-item>
          <text:p text:style-name="P98"><text:span text:style-name="Strong_20_Emphasis">Церковь и государство</text:span>: Православная церковь играла ключевую роль в поддержке власти князей и укреплении единства народа. Некоторые духовные лидеры стали влиятельными советниками при дворе.</text:p>
        </text:list-item>
        <text:list-item>
          <text:p text:style-name="P98"><text:soft-page-break/><text:span text:style-name="Strong_20_Emphasis">Культурный подъем</text:span>: Период характеризуется возрождением, развитием литературы и искусства, строительством храмов, что способствовало культурному процветанию.</text:p>
        </text:list-item>
        <text:list-item>
          <text:p text:style-name="P98"><text:span text:style-name="Strong_20_Emphasis">Создание новых памятников</text:span>: Время стало знаменито постройкой таких архитектурных объектов, как Собор Василия Блаженного и другие соборы.</text:p>
        </text:list-item>
      </text:list>
      <text:h text:style-name="P7" text:outline-level="4">4. Внутренняя политика</text:h>
      <text:list xml:id="list1381178626" text:style-name="L51">
        <text:list-item>
          <text:p text:style-name="P99"><text:span text:style-name="Strong_20_Emphasis">Укрепление самодержавия</text:span>: Правление Ивана III (1462-1505) и его преемников стало периодом укрепления самодержавной власти, что выражалось в централизации управления и подавлении феодальных распрей:</text:p>
        </text:list-item>
        <text:list-item>
          <text:p text:style-name="P99"><text:span text:style-name="Strong_20_Emphasis">Развитие государственных институтов</text:span>: Формировалась система органов управления, появлялись новые государственные структуры, что способствовало упрощению управления населением:</text:p>
        </text:list-item>
        <text:list-item>
          <text:p text:style-name="P99"><text:span text:style-name="Strong_20_Emphasis"><text:span text:style-name="T8">Боярская дума-Высший совет, состоявший из представителей феодальной аристократии.  </text:span></text:span></text:p>
        </text:list-item>
        <text:list-item>
          <text:p text:style-name="P99"><text:span text:style-name="Strong_20_Emphasis"><text:span text:style-name="T8">Казна- Государственная канцелярия, которая занималась финансовыми вопросами. </text:span></text:span></text:p>
        </text:list-item>
        <text:list-item>
          <text:p text:style-name="P99"><text:span text:style-name="Strong_20_Emphasis"><text:span text:style-name="T8">Система приказов-Органы центрального государственного управления </text:span></text:span><text:span text:style-name="Strong_20_Emphasis"><text:span text:style-name="T9">и другие.</text:span></text:span></text:p>
        </text:list-item>
        <text:list-item>
          <text:p text:style-name="P99"><text:span text:style-name="Strong_20_Emphasis">Реформа судебной системы</text:span>: Произошли изменения в судебной системе, что способствовало упорядочиванию правосудия и повышению его эффективности.</text:p>
        </text:list-item>
      </text:list>
      <text:h text:style-name="P7" text:outline-level="4">5. Внешние угрозы <text:s/></text:h>
      <text:list xml:id="list221759425" text:style-name="L52">
        <text:list-item>
          <text:p text:style-name="P100"><text:span text:style-name="Strong_20_Emphasis">Конфликты с Западом</text:span>: Разрастающаяся угроза со стороны Ливонского ордена и Польши требовала от Москвы усиления армии и продуманной внешней политики для защиты границ.</text:p>
        </text:list-item>
        <text:list-item>
          <text:p text:style-name="P100"><text:span text:style-name="Strong_20_Emphasis">Отношения с Золотой Ордой</text:span>: Несмотря на ослабление Золотой Орды, оставалась необходимость поддерживать позитивные отношения, чтобы избежать конфликтов на южных границах.</text:p>
        </text:list-item>
        <text:list-item>
          <text:p text:style-name="P77"><text:span text:style-name="Strong_20_Emphasis">Дипломатия и альянсы</text:span>: Московские князья активно использовали дипломатию для укрепления позиций и создания альянсов, что способствовало снижению внешних угроз.</text:p>
        </text:list-item>
      </text:list>
      <text:p text:style-name="P24"/>
      <text:p text:style-name="P24"/>
      <text:p text:style-name="P24"/>
      <text:p text:style-name="P24"/>
      <text:p text:style-name="P24"/>
      <text:p text:style-name="P14">Вопрос 10</text:p>
      <text:h text:style-name="P12" text:outline-level="3">Русское государство в XVI в.: внутренняя политика</text:h>
      <text:h text:style-name="P7" text:outline-level="4">1. Установление абсолютной монархии</text:h>
      <text:list xml:id="list2952206571" text:style-name="L53">
        <text:list-item>
          <text:p text:style-name="P101"><text:span text:style-name="Strong_20_Emphasis">Правление Ивана IV (Грозного)</text:span><text:span text:style-name="Strong_20_Emphasis"><text:span text:style-name="T12">(1533-1584)</text:span></text:span>: С 1547 года Иван IV стал первым царем Руси, провозгласившись самодержцем. Он стремился утвердить свою власть и централизацию государства.</text:p>
        </text:list-item>
        <text:list-item>
          <text:p text:style-name="P101"><text:soft-page-break/><text:span text:style-name="Strong_20_Emphasis">Принятие Устава о службе</text:span>: В 1550 году был введен новый Устав, который ограничивал власть местных феодалов и вводил обязательную службу для дворян, что способствовало укреплению царской власти.</text:p>
        </text:list-item>
        <text:list-item>
          <text:p text:style-name="P101"><text:span text:style-name="Strong_20_Emphasis">Закрепощение крестьян</text:span>: Значительное внимание уделялось вопросу крепостного права, что способствовало укреплению власти помещиков и создало социальную напряженность.</text:p>
        </text:list-item>
      </text:list>
      <text:h text:style-name="P7" text:outline-level="4">2. Реформа управления и судопроизводства</text:h>
      <text:list xml:id="list1895816609" text:style-name="L54">
        <text:list-item>
          <text:p text:style-name="P102"><text:span text:style-name="Strong_20_Emphasis">Создание нового аппарата управления</text:span>: В XVI веке происходят изменения в системе управления. Возникают новые органы, такие как Земский собор, который стал важным институтом для обсуждения государственных дел.</text:p>
        </text:list-item>
        <text:list-item>
          <text:p text:style-name="P102"><text:span text:style-name="Strong_20_Emphasis">Реформа судебной системы</text:span>: Вводятся новые правила судопроизводства, что обеспечивало более справедливое судопроизводство и более ясные юридические процедуры.</text:p>
        </text:list-item>
        <text:list-item>
          <text:p text:style-name="P102"><text:span text:style-name="Strong_20_Emphasis">Политика уменьшения влияния бояр</text:span>: Царь проводил политику по уменьшению влияния бояр в управлении, поддерживая новых служилых людей и людей из низших классов.</text:p>
        </text:list-item>
      </text:list>
      <text:h text:style-name="P7" text:outline-level="4">3. Экономические реформы</text:h>
      <text:list xml:id="list1538320909" text:style-name="L55">
        <text:list-item>
          <text:p text:style-name="P103"><text:span text:style-name="Strong_20_Emphasis">Развитие торговли и ремесел</text:span>: Поддержка торговли и ремесел способствовала экономическому росту, возникновению новых торговых связей как внутри страны, так и за ее пределами.</text:p>
        </text:list-item>
        <text:list-item>
          <text:p text:style-name="P103"><text:span text:style-name="Strong_20_Emphasis">Налоги и сборы</text:span>: Ужесточение налоговой системы помогло собрать средства для национальной армии и других государственных нужд, но также увеличивало недовольство среди крестьян.</text:p>
        </text:list-item>
        <text:list-item>
          <text:p text:style-name="P103"><text:span text:style-name="Strong_20_Emphasis">Строительство крепостей и городов</text:span>: Укрепление границ через строительство новых крепостей и городов помогло защитить страну как от внешних угроз, так и от внутренних конфликтов.</text:p>
        </text:list-item>
      </text:list>
      <text:h text:style-name="P7" text:outline-level="4">4. Социальные изменения</text:h>
      <text:list xml:id="list1291445745" text:style-name="L56">
        <text:list-item>
          <text:p text:style-name="P104"><text:span text:style-name="Strong_20_Emphasis">Возрастание роли сословий</text:span>: Существование различных сословий в стране (дворянство, купечество, крестьяне) привело к усилению социальной стратификации и конфликтам между ними.</text:p>
        </text:list-item>
        <text:list-item>
          <text:p text:style-name="P104">Применение новшеств в агрономии и механизации способствовало улучшению сельского хозяйства, что создало предпосылки для увеличения производства.</text:p>
        </text:list-item>
        <text:list-item>
          <text:p text:style-name="P104"><text:span text:style-name="Strong_20_Emphasis">Крепостное право</text:span>: Закрепление крестьян за помещиками стало одной из основных социальных тенденций, приводящей к экономической зависимости и уменьшению мобильности населения.</text:p>
        </text:list-item>
      </text:list>
      <text:h text:style-name="P7" text:outline-level="4">5. Внешняя политика и внутренняя нестабильность</text:h>
      <text:list xml:id="list1659494896" text:style-name="L57">
        <text:list-item>
          <text:p text:style-name="P105"><text:span text:style-name="Strong_20_Emphasis">Военные конфликты</text:span>: Военные действия, такие как Ливонская война (1558-1583), не только усиливали экономическое бремя, но и создавали напряжение внутри государства.</text:p>
        </text:list-item>
        <text:list-item>
          <text:p text:style-name="P105"><text:span text:style-name="Strong_20_Emphasis">Нарушение общественного спокойствия</text:span>: Внутренние конфликты, такие как распри среди бояр и недовольство крестьянствами, создавали политическую нестабильность.</text:p>
        </text:list-item>
        <text:list-item>
          <text:p text:style-name="P78"><text:soft-page-break/><text:span text:style-name="Strong_20_Emphasis">Смутное время</text:span>: Конец XVI века стал предвестником Смутного времени, когда внутренние противоречия в сочетании с внешними угрозами вызвали кризис государственно<text:span text:style-name="T11">й власти.</text:span></text:p>
        </text:list-item>
      </text:list>
      <text:p text:style-name="P24"/>
      <text:p text:style-name="P24"/>
      <text:p text:style-name="P24"/>
      <text:p text:style-name="P24"/>
      <text:h text:style-name="P12" text:outline-level="3">Вопрос 11</text:h>
      <text:h text:style-name="P12" text:outline-level="3">Внешняя политика Русского государства в XVI веке</text:h>
      <text:h text:style-name="P7" text:outline-level="4">1. Общие тенденции внешней политики</text:h>
      <text:list xml:id="list463601517" text:style-name="L58">
        <text:list-item>
          <text:p text:style-name="P106"><text:span text:style-name="Strong_20_Emphasis">Утверждение Московского царства:</text:span> Внешняя политика XVI века была направлена на укрепление позиций Русского государства как независимого и мощного политического образования на международной арене.</text:p>
        </text:list-item>
        <text:list-item>
          <text:p text:style-name="P106"><text:span text:style-name="Strong_20_Emphasis">Расширение территорий:</text:span> Активные попытки присоединения новых земель способствовали росту влияния Москвы и формированию единого государства.</text:p>
        </text:list-item>
        <text:list-item>
          <text:p text:style-name="P106"><text:span text:style-name="Strong_20_Emphasis">Конфликты с соседями:</text:span> XVI век ознаменовался как период войн, борьбы за влияние и территорию с соседними государствами — Ливонским орденом, Польшей, Литвой и другими.</text:p>
        </text:list-item>
      </text:list>
      <text:h text:style-name="P7" text:outline-level="4">2. Ливонская война (1558-1583)</text:h>
      <text:list xml:id="list2303953671" text:style-name="L59">
        <text:list-item>
          <text:p text:style-name="P107"><text:span text:style-name="Strong_20_Emphasis">Причины войны:</text:span> Потребность в выходе к Балтийскому морю и контроль над торговыми путями стали основными причинами начала Ливонской войны.</text:p>
        </text:list-item>
        <text:list-item>
          <text:p text:style-name="P107"><text:span text:style-name="Strong_20_Emphasis">Этапы войны:</text:span> Война началась успешно для России, захватом ряда крепостей и городов (например, Нарва и Дерпт). Однако быстрое продвижение обернулось сопротивлением со стороны Ливонского ордена и его союзников — Польши и Швеции.</text:p>
        </text:list-item>
        <text:list-item>
          <text:p text:style-name="P107"><text:span text:style-name="Strong_20_Emphasis">Поражения:</text:span> В ходе войны русские войска начали сталкиваться с серьезными трудностями, что приводило к значительным потерям и ослаблению позиций России; заключение Тартуского мира в 1582 году ограничило территориальные приобретения.</text:p>
        </text:list-item>
      </text:list>
      <text:h text:style-name="P7" text:outline-level="4">3. Отношения с Польшей и Литвой</text:h>
      <text:list xml:id="list971044878" text:style-name="L60">
        <text:list-item>
          <text:p text:style-name="P108"><text:span text:style-name="Strong_20_Emphasis">Политическая защита:</text:span> Россия стремилась остановить экспансию Польши и Литвы на свои земли, что выливалось в постоянные конфликты и борьбу за влияние на Западе.</text:p>
        </text:list-item>
        <text:list-item>
          <text:p text:style-name="P108"><text:span text:style-name="Strong_20_Emphasis">Соперничество за Ливонию:</text:span> Как важный регион, Ливония стала предметом соперничества между Россией, Польшей и Швецией, работая на развитие недовольства и конфликтов с этими государствами.</text:p>
        </text:list-item>
        <text:list-item>
          <text:p text:style-name="P108"><text:span text:style-name="Strong_20_Emphasis">Значение династических браков:</text:span> С целью укрепления позиций Русского государства проводились династические браки, например, брак Ивана IV с польской принцессой.</text:p>
        </text:list-item>
      </text:list>
      <text:h text:style-name="P7" text:outline-level="4"><text:soft-page-break/>4. Отношения с Западом</text:h>
      <text:list xml:id="list1518845428" text:style-name="L61">
        <text:list-item>
          <text:p text:style-name="P109"><text:span text:style-name="Strong_20_Emphasis">Политика и торговля:</text:span> Развитие внешнеэкономических связей с Западом, особенно с Англией и Нидерландами, привело к созданию новых торговых маршрутов и укреплению экономических позиций.</text:p>
        </text:list-item>
        <text:list-item>
          <text:p text:style-name="P109"><text:span text:style-name="Strong_20_Emphasis">Влияние Запада:</text:span> Постепенно Запад оказывал влияние на русскую культуру и торговлю, что в дальнейшем содействовало интеграции России в международное сообщество.</text:p>
        </text:list-item>
      </text:list>
      <text:h text:style-name="P7" text:outline-level="4">5. Итоги внешней политики XVI века</text:h>
      <text:list xml:id="list699689958" text:style-name="L62">
        <text:list-item>
          <text:p text:style-name="P110"><text:span text:style-name="Strong_20_Emphasis">Обострение конфликтов:</text:span> Неудачи в Ливонской войне и неустойчивая внешняя политика привели к ухудшению международных отношений и ослаблению государства.</text:p>
        </text:list-item>
        <text:list-item>
          <text:p text:style-name="P110"><text:span text:style-name="Strong_20_Emphasis">Упадок влияния:</text:span> Несмотря на первоначальные успехи, Россия оказалась в изоляции с неразрешёнными проблемами на Западе, что привело к ослаблению позиций страны к концу века.</text:p>
        </text:list-item>
        <text:list-item>
          <text:p text:style-name="P79"><text:span text:style-name="Strong_20_Emphasis">Подготовка к смене эпох:</text:span> Политические неурядицы и внешние проблемы стали предвестником более серьезных кризисов, которые грозили стране в начале XVII века.</text:p>
        </text:list-item>
      </text:list>
      <text:p text:style-name="P24"/>
      <text:p text:style-name="P24"/>
      <text:p text:style-name="P24"/>
      <text:p text:style-name="P24"/>
      <text:p text:style-name="P24"/>
      <text:p text:style-name="P14">Вопрос 12</text:p>
      <text:h text:style-name="P12" text:outline-level="3">Предпосылки Смутного времени. Начальный период Смуты (1604-1610)</text:h>
      <text:h text:style-name="P7" text:outline-level="4">1. Причины Смутного времени</text:h>
      <text:list xml:id="list2535651911" text:style-name="L63">
        <text:list-item>
          <text:p text:style-name="P111"><text:span text:style-name="Strong_20_Emphasis">Политическая нестабильность:</text:span> После смерти Ивана IV и династических переходов на троне (сначала Фёдора I, затем Бориса Годунова) власть была сильно ослаблена. Появление разных претендентов на трон создало политическую неопределенность.</text:p>
        </text:list-item>
        <text:list-item>
          <text:p text:style-name="P111"><text:span text:style-name="Strong_20_Emphasis">Социальные и экономические проблемы:</text:span> Разорение страны после Ливонской войны, угнетение крестьянства и ухудшение жизненных условий вели к недовольству среди различных слоев общества.</text:p>
        </text:list-item>
        <text:list-item>
          <text:p text:style-name="P111"><text:span text:style-name="Strong_20_Emphasis">Сила боярских группировок:</text:span> Власть боярского правительства и создание «боярского правления» при Борисе Годунове привели к конфликта между боярскими кланами и дальнейшей борьбе за власть.</text:p>
        </text:list-item>
      </text:list>
      <text:h text:style-name="P7" text:outline-level="4">2. Начало Смутного времени (1604-1610)</text:h>
      <text:list xml:id="list3827462175" text:style-name="L64">
        <text:list-item>
          <text:p text:style-name="P112"><text:span text:style-name="Strong_20_Emphasis">Возвращение Лжедмитрия I:</text:span> В 1604 году на политическую арену выходит Лжедмитрий I, который объявляет себя сыном Ивана IV. Его поддерживали польские и литовские силы, что добавляло интриги в ситуацию.</text:p>
        </text:list-item>
        <text:list-item>
          <text:p text:style-name="P112"><text:soft-page-break/><text:span text:style-name="Strong_20_Emphasis">Захват Москвой:</text:span> В 1605 году Лжедмитрий I вступает в Москву и становится царем, однако его правление оказалось недолгим, так как он был убит в результате заговора бояр в 1606 году.</text:p>
        </text:list-item>
        <text:list-item>
          <text:p text:style-name="P112"><text:span text:style-name="Strong_20_Emphasis">Конфликт с боярством:</text:span> После свержения Лжедмитрия, к власти приходит Василий Шуйский, который сталкивается с ростом недовольства как со стороны народа, так и со стороны бояр.</text:p>
        </text:list-item>
      </text:list>
      <text:h text:style-name="P7" text:outline-level="4">3. Социальные волнения и конфликт</text:h>
      <text:list xml:id="list877931342" text:style-name="L65">
        <text:list-item>
          <text:p text:style-name="P113"><text:span text:style-name="Strong_20_Emphasis">Крестьянские восстания:</text:span> В условиях экономического кризиса и угнетения происходили восстания крестьян, такие как восстание под предводительством Ивана Болотникова, что свидетельствовало о растущем недовольстве.</text:p>
        </text:list-item>
        <text:list-item>
          <text:p text:style-name="P113"><text:span text:style-name="Strong_20_Emphasis">Угрозы извне:</text:span> Смутное время использовали противники России, так как польская знать стремилась вмешаться в дела Руси и поддерживала различных претендентов на престол.</text:p>
        </text:list-item>
        <text:list-item>
          <text:p text:style-name="P113"><text:span text:style-name="Strong_20_Emphasis">Неудачи военной политики:</text:span> Неспособность эффективно защищать границы ставила под угрозу территориальную целостность и независимость Русского государства, что усугубляло внутренние беспорядки.</text:p>
        </text:list-item>
      </text:list>
      <text:h text:style-name="P7" text:outline-level="4">4. Влияние внешних факторов</text:h>
      <text:list xml:id="list2442859930" text:style-name="L66">
        <text:list-item>
          <text:p text:style-name="P114"><text:span text:style-name="Strong_20_Emphasis">Политика Речи Посполитой:</text:span> Польша, стремясь укрепить позиции на востоке, поддерживала Лжедмитрия и другие движения на русском троне, что создавало дополнительные предпосылки для вмешательства.</text:p>
        </text:list-item>
        <text:list-item>
          <text:p text:style-name="P114"><text:span text:style-name="Strong_20_Emphasis">Нарушение международных отношений:</text:span> Состояние Смуты нарушало политические связи России с соседними государствами, создавая потенциальные угрозы со стороны более мощных врагов.</text:p>
        </text:list-item>
      </text:list>
      <text:h text:style-name="P7" text:outline-level="4">5. Конец начального периода Смуты</text:h>
      <text:list xml:id="list1296296234" text:style-name="L67">
        <text:list-item>
          <text:p text:style-name="P115"><text:span text:style-name="Strong_20_Emphasis">Избрание новой власти:</text:span> В 1610 году, в условиях нарастающего хаоса и внешней угрозы, были попытки создать Земский собор для обсуждения методов выхода из кризиса.</text:p>
        </text:list-item>
        <text:list-item>
          <text:p text:style-name="P80"><text:span text:style-name="Strong_20_Emphasis">Вмешательство Польши:</text:span> Введение польских войск в Москву и арест Василия Шуйского в 1610 году стало одной из последних капель, подрывающих стабильность и дальнейшее развитие смутного времени.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text:soft-page-break/>Вопрос 13</text:p>
      <text:h text:style-name="P12" text:outline-level="3">Кульминация и завершение Смутного времени (1610–1618)</text:h>
      <text:h text:style-name="P7" text:outline-level="4">1. Основные события периода</text:h>
      <text:list xml:id="list5343467" text:style-name="L68">
        <text:list-item>
          <text:p text:style-name="P116"><text:span text:style-name="Strong_20_Emphasis">Введение польских войск в Москву (1610)</text:span>: После свержения Василия Шуйского и вмешательства поляков в русские дела, польские войска захватили Москву, что усугубило ситуацию в стране и вызвало национальное недовольство. </text:p>
        </text:list-item>
      </text:list>
      <text:list xml:id="list2244737052" text:style-name="L69">
        <text:list-item>
          <text:p text:style-name="P117"><text:span text:style-name="Strong_20_Emphasis">Земский собор 1610 года</text:span>: Созыв Земского собора для выбора нового правителя. Народные массы и патриотические силы начали активно искать способ объединения для противостояния иностранным захватчикам. </text:p>
        </text:list-item>
      </text:list>
      <text:list xml:id="list1173869729" text:style-name="L70">
        <text:list-item>
          <text:p text:style-name="P118"><text:span text:style-name="Strong_20_Emphasis">Появление отрядов ополчения</text:span>: Формируются народные ополчения в различных регионах России. Одним из лидеров стал Kuzma Minin и князь Dmitry Pozharsky, которые возглавили борьбу против польских интервентов. </text:p>
        </text:list-item>
      </text:list>
      <text:list xml:id="list36860185" text:style-name="L71">
        <text:list-item>
          <text:p text:style-name="P119"><text:span text:style-name="Strong_20_Emphasis">Осада Польши и освобождение Москвы (1612)</text:span>: Ополчение совершает успешные действия против польских войск, что приводит к их окончательному изгнанию из столицы и освобождению Москвы.</text:p>
        </text:list-item>
      </text:list>
      <text:h text:style-name="P7" text:outline-level="4">2. Начало нового правления и восстановление порядка</text:h>
      <text:list xml:id="list3363436271" text:style-name="L72">
        <text:list-item>
          <text:p text:style-name="P120"><text:span text:style-name="Strong_20_Emphasis">Земский собор 1613 года</text:span>: На Земском соборе, собранном после освобождения Москвы, был избран новый русский царь, Михаил Романов, что ознаменовало начало новой династии и стабилизации политической ситуации в стране. </text:p>
        </text:list-item>
      </text:list>
      <text:list xml:id="list3255742181" text:style-name="L73">
        <text:list-item>
          <text:p text:style-name="P121"><text:span text:style-name="Strong_20_Emphasis">Установление власти Романовых</text:span>: Восстановление порядка, начало реформ и укрепление центральной власти, что позволило России выйти из состояния кризиса и начать новую эпоху в истории.</text:p>
        </text:list-item>
      </text:list>
      <text:h text:style-name="P7" text:outline-level="4">3. Исторические последствия Смутного времени</text:h>
      <text:list xml:id="list1903139858" text:style-name="L74">
        <text:list-item>
          <text:p text:style-name="P122"><text:span text:style-name="Strong_20_Emphasis">Углубление феодальной зависимости</text:span>: Смутное время способствовало дальнейшему укреплению крепостного права и углублению феодальной зависимости крестьян от помещиков. </text:p>
        </text:list-item>
      </text:list>
      <text:list xml:id="list2698439108" text:style-name="L75">
        <text:list-item>
          <text:p text:style-name="P123"><text:span text:style-name="Strong_20_Emphasis">Возвышение позиции царя</text:span>: Установление сильной монархии и централизации власти. Царь получил значительно больше полномочий, что сформировало основу для будущей абсолютной монархии. </text:p>
        </text:list-item>
      </text:list>
      <text:list xml:id="list3763751367" text:style-name="L76">
        <text:list-item>
          <text:p text:style-name="P124"><text:span text:style-name="Strong_20_Emphasis">Социальная стратификация</text:span>: Смутное время усугубило разрыв между различными социальными слоями; увеличилась роль нового служилого класса и укрепились позиции бояр. </text:p>
        </text:list-item>
      </text:list>
      <text:list xml:id="list2259667102" text:style-name="L77">
        <text:list-item>
          <text:p text:style-name="P125"><text:span text:style-name="Strong_20_Emphasis">Изменение международного статуса</text:span>: Россия продолжила укреплять свои позиции на международной арене, что способствовало дальнейшему развитию внешнеэкономических связей, несмотря на потерю территорий на Западе. </text:p>
        </text:list-item>
      </text:list>
      <text:list xml:id="list785676927" text:style-name="L78">
        <text:list-item>
          <text:p text:style-name="P81"><text:span text:style-name="Strong_20_Emphasis">Влияние на культуру и общество</text:span>: Смутное время оставило глубокий след в сознании народа, что проявилось в литературе, искусстве и народной памяти, как период страданий и борьбы за независимость. </text:p>
        </text:list-item>
      </text:list>
      <text:p text:style-name="P24"/>
      <text:p text:style-name="P24"/>
      <text:p text:style-name="P24"/>
      <text:p text:style-name="P14"><text:soft-page-break/>Вопрос 14</text:p>
      <text:h text:style-name="P12" text:outline-level="3">Россия в 1620–1680-е гг.: социально-экономическое развитие и внутренняя политика</text:h>
      <text:h text:style-name="P7" text:outline-level="4">1. Социально-экономическое развитие</text:h>
      <text:list xml:id="list3053519163" text:style-name="L79">
        <text:list-item>
          <text:p text:style-name="P126"><text:span text:style-name="Strong_20_Emphasis">Аграрная экономика:</text:span> Восьмидесятые годы XVII века характеризуются развитием аграрного сектора. Земледелие оставалось основным занятием крестьян, а также продолжалось закрепощение крестьян, что увеличивало зависимость сельского населения от помещиков.</text:p>
        </text:list-item>
        <text:list-item>
          <text:p text:style-name="P126"><text:span text:style-name="Strong_20_Emphasis">Крестьяне и крепостное право:</text:span> Введение новых законов, таких как "Ясный закон" 1649 года, легализовало крепостное право и усложнило условия жизни крестьян, что способствовало росту социальных конфликтов.</text:p>
        </text:list-item>
        <text:list-item>
          <text:p text:style-name="P126"><text:span text:style-name="Strong_20_Emphasis">Экономическое развитие городов:</text:span> Процесс урбанизации и рост городов продолжались. Развивалась торговля, новые мануфактуры и ремесла, что увеличивало экономическую активность и способствовало появлению купечества.</text:p>
        </text:list-item>
        <text:list-item>
          <text:p text:style-name="P126"><text:span text:style-name="Strong_20_Emphasis">Влияние внешней торговли:</text:span> Участие в международной торговле (особенно с Западом) позволило улучшить экономическое положение страны, хотя международные конфликты и войны также негативно сказывались на экономике.</text:p>
        </text:list-item>
      </text:list>
      <text:h text:style-name="P7" text:outline-level="4">2. Внутренняя политика</text:h>
      <text:list xml:id="list3330925099" text:style-name="L80">
        <text:list-item>
          <text:p text:style-name="P127"><text:span text:style-name="Strong_20_Emphasis">Политика царя Михаила Романова (1613-1645):</text:span> Царствование Михаила Романова ознаменовалось стабилизацией внутренней политики, постепенно восстанавливался порядок после смутного времени.</text:p>
        </text:list-item>
        <text:list-item>
          <text:p text:style-name="P127"><text:span text:style-name="Strong_20_Emphasis">Правление Алексея Михайловича (1645-1676):</text:span> Продолжение реформ, нацеленных на укрепление монархии и централизованного управления. Алексей Михайлович внедрил новые порядки, способствующие росту фискального аппарата и бюрократии.</text:p>
        </text:list-item>
        <text:list-item>
          <text:p text:style-name="P127"><text:span text:style-name="Strong_20_Emphasis">Патриаршество и религиозные конфликты:</text:span> Установление патриаршества в 1589 году и борьба с протестантством в России, привела к внутренним религиозным конфликтам, таким как раскол в Русской православной церкви (1666-1667).</text:p>
        </text:list-item>
        <text:list-item>
          <text:p text:style-name="P127"><text:span text:style-name="Strong_20_Emphasis">Казацкие восстания:</text:span> Волнения и восстания казаков (например, восстания под предводительством Степана Разина) отражали социальные противоречия и протест против феодального гнета.</text:p>
        </text:list-item>
        <text:list-item>
          <text:p text:style-name="P127"><text:span text:style-name="Strong_20_Emphasis">Финансовая политика:</text:span> Ужесточение налоговой системы и рост налогов, вызванные военными действиями в различных регионах, также приводили к недовольству крестьян и горожан.</text:p>
        </text:list-item>
      </text:list>
      <text:h text:style-name="P7" text:outline-level="4">3. Общество и культура</text:h>
      <text:list xml:id="list1157446200" text:style-name="L81">
        <text:list-item>
          <text:p text:style-name="P128"><text:span text:style-name="Strong_20_Emphasis">Развитие образования и культуры:</text:span> Создание новых учебных заведений и развитие книжного дела способствовали распространению образования и культурных достижений. Развивались литература и искусство, что повлияло на общественные умы.</text:p>
        </text:list-item>
        <text:list-item>
          <text:p text:style-name="P128"><text:soft-page-break/><text:span text:style-name="Strong_20_Emphasis">Классовая структура:</text:span> Углубление классовой стратификации, увеличение числа служилых людей и рост роли купечества в общественной жизни.</text:p>
        </text:list-item>
        <text:list-item>
          <text:p text:style-name="P82"><text:span text:style-name="Strong_20_Emphasis">Региональные особенности:</text:span> Различные регионы России имели свои особенности в социально-экономическом развитии, что влияло на их местную политику и культуру.</text:p>
        </text:list-item>
      </text:list>
      <text:p text:style-name="P24"/>
      <text:p text:style-name="P24"/>
      <text:p text:style-name="P24"/>
      <text:p text:style-name="P24"/>
      <text:p text:style-name="P24"/>
      <text:p text:style-name="P14">Вопрос 15</text:p>
      <text:h text:style-name="P12" text:outline-level="3">Внешняя политика России в эпоху первых Романовых</text:h>
      <text:h text:style-name="P7" text:outline-level="4">1. Общие тенденции внешней политики</text:h>
      <text:list xml:id="list4106360111" text:style-name="L82">
        <text:list-item>
          <text:p text:style-name="P129"><text:span text:style-name="Strong_20_Emphasis">Стремление к восстановлению территориальной целостности:</text:span> Первые Романовы унаследовали разрушенную страну и активно работали над восстановлением позиций России на международной арене.</text:p>
        </text:list-item>
        <text:list-item>
          <text:p text:style-name="P129"><text:span text:style-name="Strong_20_Emphasis">Укрепление государственной власти:</text:span> Новая династия стремилась утвердить свою власть, снизить влияние иностранных государств и укрепить авторитет России в мире.</text:p>
        </text:list-item>
      </text:list>
      <text:h text:style-name="P7" text:outline-level="4">2. Основные этапы внешней политики</text:h>
      <text:list xml:id="list1170083279" text:style-name="L83">
        <text:list-item>
          <text:p text:style-name="P130"><text:span text:style-name="Strong_20_Emphasis">Внешнеполитические отношения с Польшей и Литвой:</text:span> В начале XVII века Россия стремилась восстановить утраченные земли, что привело к конфликтам с Речью Посполитой, особенно в контексте смутного времени.</text:p>
        </text:list-item>
        <text:list-item>
          <text:p text:style-name="P130"><text:span text:style-name="Strong_20_Emphasis">Русско-польская война (1654-1667):</text:span> Успешная борьба за территории, завершившаяся Андрусовским миром, по которому Россия получила Смоленск и крупные территории на левом берегу Днепра.</text:p>
        </text:list-item>
        <text:list-item>
          <text:p text:style-name="P130"><text:span text:style-name="Strong_20_Emphasis">Отношения с Швецией:</text:span> Швеция пыталась расширить свои границы на восток, что вело к конфликтам и войнам в регионе, особенно в контексте усиливающихся позиций России на Балтийском море.</text:p>
        </text:list-item>
        <text:list-item>
          <text:p text:style-name="P130"><text:span text:style-name="Strong_20_Emphasis">Война с Крымом и Турцией:</text:span> Россия продолжала военные кампании против Крымского ханства и Османской империи, направленные на обеспечение безопасности южных границ и защиту православных христиан.</text:p>
        </text:list-item>
      </text:list>
      <text:h text:style-name="P7" text:outline-level="4">3. Значение внешнеэкономической политики</text:h>
      <text:list xml:id="list3010319280" text:style-name="L84">
        <text:list-item>
          <text:p text:style-name="P131"><text:span text:style-name="Strong_20_Emphasis">Развитие торговли:</text:span> Установление новых торговых отношений с Западом, что способствовало экономическому и культурному обмену.</text:p>
        </text:list-item>
        <text:list-item>
          <text:p text:style-name="P131"><text:span text:style-name="Strong_20_Emphasis">Заключение союзов:</text:span> Поиск внешних союзников для укрепления позиций России на международной арене, особенно в борьбе с Польшей и Шведским королевством.</text:p>
        </text:list-item>
      </text:list>
      <text:h text:style-name="P7" text:outline-level="4"><text:soft-page-break/>4. Итоги внешней политики первых Романовых</text:h>
      <text:list xml:id="list1167709357" text:style-name="L85">
        <text:list-item>
          <text:p text:style-name="P132"><text:span text:style-name="Strong_20_Emphasis">Укрепление внешних позиций:</text:span> Успехи в войнах и дипломатии позволили России утвердить свои границы, укрепить военное присутствие и стать крупной державой в Восточной Европе.</text:p>
        </text:list-item>
        <text:list-item>
          <text:p text:style-name="P132"><text:span text:style-name="Strong_20_Emphasis">Обогащение территории:</text:span> Расширение границ России за счет территорий, ранее утерянных, что способствовало увеличению влияния и экономической силы государства.</text:p>
        </text:list-item>
        <text:list-item>
          <text:p text:style-name="P83"><text:span text:style-name="Strong_20_Emphasis">Изменение внешнеполитического курса:</text:span> Политика первых Романовых заложила основы для будущих реформ и изменений, в том числе расширения на Запад, что станет актуальным в XVII-XVIII веках.</text:p>
        </text:list-item>
      </text:list>
      <text:p text:style-name="P24"/>
      <text:p text:style-name="P24"/>
      <text:p text:style-name="P24"/>
      <text:p text:style-name="P24"/>
      <text:p text:style-name="P14">Вопрос 16</text:p>
      <text:h text:style-name="P12" text:outline-level="3">Внешняя политика России в эпоху первых Романовых</text:h>
      <text:h text:style-name="P7" text:outline-level="4">1. Общие тенденции внешней политики</text:h>
      <text:list xml:id="list3353515121" text:style-name="L86">
        <text:list-item>
          <text:p text:style-name="P133"><text:span text:style-name="Strong_20_Emphasis">Стремление к восстановлению территориальной целостности:</text:span> Первые Романовы унаследовали разрушенную страну и активно работали над восстановлением позиций России на международной арене.</text:p>
        </text:list-item>
        <text:list-item>
          <text:p text:style-name="P133"><text:span text:style-name="Strong_20_Emphasis">Укрепление государственной власти:</text:span> Новая династия стремилась утвердить свою власть, снизить влияние иностранных государств и укрепить авторитет России в мире.</text:p>
        </text:list-item>
      </text:list>
      <text:h text:style-name="P7" text:outline-level="4">2. Основные этапы внешней политики</text:h>
      <text:list xml:id="list1395113255" text:style-name="L87">
        <text:list-item>
          <text:p text:style-name="P134"><text:span text:style-name="Strong_20_Emphasis">Внешнеполитические отношения с Польшей и Литвой:</text:span> В начале XVII века Россия стремилась восстановить утраченные земли, что привело к конфликтам с Речью Посполитой, особенно в контексте смутного времени.</text:p>
        </text:list-item>
        <text:list-item>
          <text:p text:style-name="P134"><text:span text:style-name="Strong_20_Emphasis">Русско-польская война (1654-1667):</text:span> Успешная борьба за территории, завершившаяся Андрусовским миром, по которому Россия получила Смоленск и крупные территории на левом берегу Днепра.</text:p>
        </text:list-item>
        <text:list-item>
          <text:p text:style-name="P134"><text:span text:style-name="Strong_20_Emphasis">Отношения с Швецией:</text:span> Швеция пыталась расширить свои границы на восток, что вело к конфликтам и войнам в регионе, особенно в контексте усиливающихся позиций России на Балтийском море.</text:p>
        </text:list-item>
        <text:list-item>
          <text:p text:style-name="P134"><text:span text:style-name="Strong_20_Emphasis">Война с Крымом и Турцией:</text:span> Россия продолжала военные кампании против Крымского ханства и Османской империи, направленные на обеспечение безопасности южных границ и защиту православных христиан.</text:p>
        </text:list-item>
      </text:list>
      <text:h text:style-name="P7" text:outline-level="4">3. Значение внешнеэкономической политики</text:h>
      <text:list xml:id="list1420427591" text:style-name="L88">
        <text:list-item>
          <text:p text:style-name="P135"><text:span text:style-name="Strong_20_Emphasis">Развитие торговли:</text:span> Установление новых торговых отношений с Западом, что способствовало экономическому и культурному обмену.</text:p>
        </text:list-item>
        <text:list-item>
          <text:p text:style-name="P135"><text:soft-page-break/><text:span text:style-name="Strong_20_Emphasis">Заключение союзов:</text:span> Поиск внешних союзников для укрепления позиций России на международной арене, особенно в борьбе с Польшей и Шведским королевством.</text:p>
        </text:list-item>
      </text:list>
      <text:h text:style-name="P7" text:outline-level="4">4. Итоги внешней политики первых Романовых</text:h>
      <text:list xml:id="list2075294924" text:style-name="L89">
        <text:list-item>
          <text:p text:style-name="P136"><text:span text:style-name="Strong_20_Emphasis">Укрепление внешних позиций:</text:span> Успехи в войнах и дипломатии позволили России утвердить свои границы, укрепить военное присутствие и стать крупной державой в Восточной Европе.</text:p>
        </text:list-item>
        <text:list-item>
          <text:p text:style-name="P136"><text:span text:style-name="Strong_20_Emphasis">Обогащение территории:</text:span> Расширение границ России за счет территорий, ранее утерянных, что способствовало увеличению влияния и экономической силы государства.</text:p>
        </text:list-item>
        <text:list-item>
          <text:p text:style-name="P84"><text:span text:style-name="Strong_20_Emphasis">Изменение внешнеполитического курса:</text:span> Политика первых Романовых заложила основы для будущих реформ и изменений, в том числе расширения на Запад, что станет актуальным в XVII-XVIII веках.</text:p>
        </text:list-item>
      </text:list>
      <text:p text:style-name="P24"/>
      <text:p text:style-name="P24"/>
      <text:p text:style-name="P14">Вопрос 17</text:p>
      <text:h text:style-name="P12" text:outline-level="3">Эпоха дворцовых переворотов</text:h>
      <text:h text:style-name="P13" text:outline-level="4">1. Период и контекст</text:h>
      <text:list xml:id="list1457647757" text:style-name="L90">
        <text:list-item>
          <text:p text:style-name="P137"><text:span text:style-name="Strong_20_Emphasis">Временные рамки:</text:span> Эпоха дворцовых переворотов охватывает период с 1725 по 1762 годы, характеризующийся политической нестабильностью и борьбой за власть среди бояр и дворян. </text:p>
        </text:list-item>
        <text:list-item>
          <text:p text:style-name="P138"><text:span text:style-name="Strong_20_Emphasis">Смерть Петра I:</text:span> Смерть Петра I в 1725 году оставила вакуум власти, что привело к борьбе различных группировок за влияние и контроль над государством. </text:p>
        </text:list-item>
      </text:list>
      <text:h text:style-name="P7" text:outline-level="4">2. Основные события и перевороты</text:h>
      <text:list xml:id="list2186820036" text:style-name="L91">
        <text:list-item>
          <text:p text:style-name="P139"><text:span text:style-name="Strong_20_Emphasis">Правление Екатерины I (1725–1727):</text:span> После смерти Петра I на трон возведена его жена Екатерина I. Её правление было кратким и характеризовалось отсутствием значительных реформ. </text:p>
        </text:list-item>
        <text:list-item>
          <text:p text:style-name="P139"><text:span text:style-name="Strong_20_Emphasis">Правление Петра II (1727–1730):</text:span> Молодой царь, внук Петра I, смог привлечь внимание к злоупотреблениям фаворитов. Умер в 1730 году в юном возрасте, что также ухудшило политическую ситуацию. </text:p>
        </text:list-item>
        <text:list-item>
          <text:p text:style-name="P139"><text:span text:style-name="Strong_20_Emphasis">Правление Анны Иоанновны (1730–1740):</text:span> Восстановление абсолютной власти, попытки территориальных преобразований и установление контроля над правительством. Создание "Кондиций" — ограничений полномочий императрицы. </text:p>
        </text:list-item>
        <text:list-item>
          <text:p text:style-name="P139"><text:span text:style-name="Strong_20_Emphasis">Правление Ивана VI (1740–1741):</text:span> Младенческое правление. Революция привела к свержению, и к власти пришла Анна Леопольдова, которая также была отстранена. </text:p>
        </text:list-item>
        <text:list-item>
          <text:p text:style-name="P140"><text:span text:style-name="Strong_20_Emphasis">Правление Екатерины II (1762):</text:span> Переворот, в результате которого Екатерина II свергла Ивана VI и пришла к власти. Начало её долгого и влиятельного правления. </text:p>
        </text:list-item>
      </text:list>
      <text:h text:style-name="P7" text:outline-level="4">3. Причины дворцовых переворотов</text:h>
      <text:list xml:id="list316648549" text:style-name="L92">
        <text:list-item>
          <text:p text:style-name="P141"><text:span text:style-name="Strong_20_Emphasis">Политическая нестабильность:</text:span> Отсутствие четкой линии наследования власти и стремление различных групп к её захвату. </text:p>
        </text:list-item>
        <text:list-item>
          <text:p text:style-name="P141"><text:soft-page-break/><text:span text:style-name="Strong_20_Emphasis">Влияние иностранцев:</text:span> Постоянное вмешательство иностранных держав, таких как Швеция и Польша, в дела российской политики. </text:p>
        </text:list-item>
        <text:list-item>
          <text:p text:style-name="P142"><text:span text:style-name="Strong_20_Emphasis">Соперничество среди знати:</text:span> Конфликты среди высших слоев общества и борьба за влияние на власть. </text:p>
        </text:list-item>
      </text:list>
      <text:h text:style-name="P7" text:outline-level="4">4. Социальные и экономические аспекты</text:h>
      <text:list xml:id="list3226103410" text:style-name="L93">
        <text:list-item>
          <text:p text:style-name="P143"><text:span text:style-name="Strong_20_Emphasis">Углубление кризиса:</text:span> Политическая нестабильность вызывала кризис в экономике и социальной структуре, что снижало уровень жизни населения. </text:p>
        </text:list-item>
        <text:list-item>
          <text:p text:style-name="P144"><text:span text:style-name="Strong_20_Emphasis">Проблемы крепостного права:</text:span> Увеличение давления на крестьян из-за долговой зависимости и злоупотреблений со стороны помещиков. </text:p>
        </text:list-item>
      </text:list>
      <text:h text:style-name="P7" text:outline-level="4">5. Итоги и последствия эпохи</text:h>
      <text:list xml:id="list97485818" text:style-name="L94">
        <text:list-item>
          <text:p text:style-name="P145"><text:span text:style-name="Strong_20_Emphasis">Утверждение абсолютной власти:</text:span> Устойчивое укрепление власти императоров и создание основ для абсолютной монархии в России. </text:p>
        </text:list-item>
        <text:list-item>
          <text:p text:style-name="P145"><text:span text:style-name="Strong_20_Emphasis">Переход к стабильному правлению Екатерины II:</text:span> Екатерина II смогла положить конец эпохе переворотов и установить более предсказуемую политику, что способствовало улучшению международного положения России. </text:p>
        </text:list-item>
        <text:list-item>
          <text:p text:style-name="P85"><text:span text:style-name="Strong_20_Emphasis">Усиление либеральных изменений:</text:span> Начало реформ в области управления, образования и правосудия, заложивших основы для дальнейшего развития страны. 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text:soft-page-break/>Вопрос 18</text:p>
      <text:h text:style-name="P12" text:outline-level="3">Внешняя политика России в конце XVII – первой половине XVIII века</text:h>
      <text:h text:style-name="P7" text:outline-level="4">1. Общий контекст внешней политики</text:h>
      <text:list xml:id="list1195834611" text:style-name="L95">
        <text:list-item>
          <text:p text:style-name="P146"><text:span text:style-name="Strong_20_Emphasis">Период нестабильности:</text:span> В конце XVII века Россия переживала последствия смутного времени, что сказывалось на её международных позициях. Возвышение династии Романовых принесло новые возможности для внешнеполитической активности.</text:p>
        </text:list-item>
        <text:list-item>
          <text:p text:style-name="P146"><text:span text:style-name="Strong_20_Emphasis">Цели внешней политики:</text:span> Укрепление территориальной целостности, расширение влияния на Балтийском и Черном морях, получение доступа к морским торговым путям.</text:p>
        </text:list-item>
      </text:list>
      <text:h text:style-name="P7" text:outline-level="4">2. Основные направления внешней политики</text:h>
      <text:list xml:id="list2918548653" text:style-name="L96">
        <text:list-item>
          <text:p text:style-name="P147"><text:span text:style-name="Strong_20_Emphasis">Противостояние Польше и Литве:</text:span> Война с Речью Посполитой (1654-1667), которая завершилась Андрусовским миром, позволила России приобрести Смоленск и земли на левом берегу Днепра.</text:p>
        </text:list-item>
        <text:list-item>
          <text:p text:style-name="P147"><text:span text:style-name="Strong_20_Emphasis">Конфликты с Швецией:</text:span> Россия стремилась утвердить свои позиции на Балтике, что привело к Северной войне (1700-1721). Конфликт был вызван желанием России получить доступ к Балтийскому морю.</text:p>
        </text:list-item>
        <text:list-item>
          <text:p text:style-name="P147"><text:span text:style-name="Strong_20_Emphasis">Участие в Северной войне:</text:span> Ключевые события войны: битва при Нарве (1700), сражение при Полтаве (1709), которое стало решающим моментом, приведшим к победе России.</text:p>
        </text:list-item>
        <text:list-item>
          <text:p text:style-name="P147"><text:span text:style-name="Strong_20_Emphasis">Расширение влияния на юге:</text:span> Экспансия на Кавказ и укрепление позиций у Черного моря, что отражало стремление к защите южных границ и борьбе с Крымом и Османской империей.</text:p>
        </text:list-item>
      </text:list>
      <text:h text:style-name="P7" text:outline-level="4">3. Итоги и последствия внешнеэкономической политики</text:h>
      <text:list xml:id="list2992341641" text:style-name="L97">
        <text:list-item>
          <text:p text:style-name="P148"><text:span text:style-name="Strong_20_Emphasis">Заключение Ништадтского мира (1721):</text:span> Завершение Северной войны, который подтвердил статус России как великой державы и обеспечил доступ к Балтийскому морю.</text:p>
        </text:list-item>
        <text:list-item>
          <text:p text:style-name="P148"><text:span text:style-name="Strong_20_Emphasis">Территориальные приобретения:</text:span> Россия получила значительные территории, что способствовало формированию её роли в Европе.</text:p>
        </text:list-item>
        <text:list-item>
          <text:p text:style-name="P148"><text:span text:style-name="Strong_20_Emphasis">Укрепление военной мощи:</text:span> Реорганизация армии и развитие флота по западным образцам способствовали повышению обороноспособности страны.</text:p>
        </text:list-item>
      </text:list>
      <text:h text:style-name="P7" text:outline-level="4">4. Влияние международной политики</text:h>
      <text:list xml:id="list3435231827" text:style-name="L98">
        <text:list-item>
          <text:p text:style-name="P149"><text:span text:style-name="Strong_20_Emphasis">Торговля и экономика:</text:span> Установление торговых связей с европейскими государствами, что способствовало экономическому развитию и культурному обмену.</text:p>
        </text:list-item>
        <text:list-item>
          <text:p text:style-name="P86"><text:span text:style-name="Strong_20_Emphasis">Появление новых союзов:</text:span> Россия начала активнее участвовать в международных союзах, что способствовало её влиянию на политическую повестку Европы.</text:p>
        </text:list-item>
      </text:list>
      <text:p text:style-name="P24"/>
      <text:p text:style-name="P24"/>
      <text:p text:style-name="P24"/>
      <text:p text:style-name="P24"><text:soft-page-break/></text:p>
      <text:p text:style-name="P14">Вопрос 19</text:p>
      <text:h text:style-name="P12" text:outline-level="3">Внутренняя политика Екатерины II и Павла I</text:h>
      <text:h text:style-name="P7" text:outline-level="4">1. Внутренняя политика Екатерины II (1762-1796)</text:h>
      <text:list xml:id="list1668754447" text:style-name="L99">
        <text:list-item>
          <text:p text:style-name="P150"><text:span text:style-name="Strong_20_Emphasis">Укрепление власти:</text:span> Екатерина II взяла курс на укрепление абсолютной монархии, несмотря на предшествующие реформы, и активно боролась с внутренней оппозицией.</text:p>
        </text:list-item>
        <text:list-item>
          <text:p text:style-name="P150"><text:span text:style-name="Strong_20_Emphasis">Просвещенный абсолютизм:</text:span> Она пыталась совмещать элементы просвещения с традиционными авторитарными методами управления, вводя некоторые реформы в законодательство и администрацию.</text:p>
        </text:list-item>
        <text:list-item>
          <text:p text:style-name="P150"><text:span text:style-name="Strong_20_Emphasis">Реформа управления:</text:span> В 1775 году введена губернская реформа, делящая страну на губернии и уезды, что способствовало более эффективному управлению.</text:p>
        </text:list-item>
        <text:list-item>
          <text:p text:style-name="P150"><text:span text:style-name="Strong_20_Emphasis">Земская реформа:</text:span> Участие местной знати в управлении через земские собрания, что дало возможность некоторым слоям общества влиять на управление.</text:p>
        </text:list-item>
        <text:list-item>
          <text:p text:style-name="P150"><text:span text:style-name="Strong_20_Emphasis">Крестьянская политика:</text:span> Внутренняя политика по отношению к крестьянам вылилась в значительное укрепление крепостного права, что привело к социальному протесту и восстаниям, таким как восстание Пугачёва (1773-1775).</text:p>
        </text:list-item>
        <text:list-item>
          <text:p text:style-name="P150"><text:span text:style-name="Strong_20_Emphasis">Культурное развитие:</text:span> Екатерина поддерживала науки и искусство, что способствовало культурному подъему в стране и развитию образования.</text:p>
        </text:list-item>
      </text:list>
      <text:h text:style-name="P7" text:outline-level="4">2. Политика Павла I (1796-1801)</text:h>
      <text:list xml:id="list234556646" text:style-name="L100">
        <text:list-item>
          <text:p text:style-name="P151"><text:span text:style-name="Strong_20_Emphasis">Контраст с предшественницей:</text:span> Павел I стремился вернуть старинные порядки, что привело к конфликту с более либеральными кругами и приверженцами реформ Екатерины II.</text:p>
        </text:list-item>
        <text:list-item>
          <text:p text:style-name="P151"><text:span text:style-name="Strong_20_Emphasis">Реформа армии:</text:span> Павел I провел ряд реформ в армии, увеличив сроки службы, что вызвало недовольство среди офицеров и солдат.</text:p>
        </text:list-item>
        <text:list-item>
          <text:p text:style-name="P151"><text:span text:style-name="Strong_20_Emphasis">Политика по отношению к дворянству:</text:span> Упражнение в правах дворян порождало недовольство, поскольку он пытался ограничить их привилегии и возвращал прежние феодальные порядки.</text:p>
        </text:list-item>
        <text:list-item>
          <text:p text:style-name="P151"><text:span text:style-name="Strong_20_Emphasis">Законы о крепостном праве:</text:span> Обострение политики крепостного права и углубление зависимости крестьян от помещиков.</text:p>
        </text:list-item>
        <text:list-item>
          <text:p text:style-name="P151"><text:span text:style-name="Strong_20_Emphasis">Экономическая политика:</text:span> Работы по улучшению путей сообщения и торговли, но в целом царствование Павла I было омрачено экономическими трудностями.</text:p>
        </text:list-item>
        <text:list-item>
          <text:p text:style-name="P151"><text:span text:style-name="Strong_20_Emphasis">Реформа законодательства:</text:span> Попытки упорядочить уголовное и гражданское законодательство, однако эти попытки часто оставались на уровне деклараций.</text:p>
        </text:list-item>
      </text:list>
      <text:h text:style-name="P7" text:outline-level="4">3. Итоги внутренней политики</text:h>
      <text:list xml:id="list2457539959" text:style-name="L101">
        <text:list-item>
          <text:p text:style-name="P152"><text:span text:style-name="Strong_20_Emphasis">Социальные последствия:</text:span> Эпоха Екатерины II привела к значительному развитию системы управляемого крепостного права, формируя большие социальные напряжения.</text:p>
        </text:list-item>
        <text:list-item>
          <text:p text:style-name="P152"><text:soft-page-break/><text:span text:style-name="Strong_20_Emphasis">Столкновение курсов:</text:span> Политика Павла I в значительной степени стала реакцией на политику Екатерины II, привела к устранению её реформ, но вскоре это вызвало недовольство среди аристократии.</text:p>
        </text:list-item>
        <text:list-item>
          <text:p text:style-name="P87"><text:span text:style-name="Strong_20_Emphasis">Кризис власти:</text:span> И Екатерина II, и Павел I столкнулись с активным сопротивлением различных социальных групп, что предопределяло политическую нестабильность в будущем.</text:p>
        </text:list-item>
      </text:list>
      <text:p text:style-name="P24"/>
      <text:p text:style-name="P24"/>
      <text:p text:style-name="P24"/>
      <text:p text:style-name="P24"/>
      <text:p text:style-name="P14">Вопрос 20</text:p>
      <text:h text:style-name="P12" text:outline-level="3">Внешняя политика России в 1762–1801 гг.</text:h>
      <text:h text:style-name="P7" text:outline-level="4">1. Общий контекст и цели внешней политики</text:h>
      <text:list xml:id="list3875593534" text:style-name="L102">
        <text:list-item>
          <text:p text:style-name="P153"><text:span text:style-name="Strong_20_Emphasis">Период правления:</text:span> Данный период охватывает время правления Екатерины II и Павла I, когда Россия значительно усилила свои позиции на международной арене. </text:p>
        </text:list-item>
        <text:list-item>
          <text:p text:style-name="P154"><text:span text:style-name="Strong_20_Emphasis">Основные цели:</text:span> Главной задачей российской внешней политики было укрепление территориальных позиций, расширение влияния на Черном и Балтийском морях, а также поддержание баланса сил в Европе. </text:p>
        </text:list-item>
      </text:list>
      <text:h text:style-name="P7" text:outline-level="4">2. Внешняя политика Екатерины II (1762–1796)</text:h>
      <text:list xml:id="list4144775880" text:style-name="L103">
        <text:list-item>
          <text:p text:style-name="P155"><text:span text:style-name="Strong_20_Emphasis">Русско-турецкие войны:</text:span> Екатерина II вела несколько войн против Османской империи, что позволило России получить доступ к Черному морю и расширить свои южные границы. </text:p>
        </text:list-item>
        <text:list-item>
          <text:p text:style-name="P155"><text:span text:style-name="Strong_20_Emphasis">Крымская экспедиция:</text:span> Успешные действия на юге, включая захват Крыма, что стало окончательным подтверждением позиций России в регионе. </text:p>
        </text:list-item>
        <text:list-item>
          <text:p text:style-name="P155"><text:span text:style-name="Strong_20_Emphasis">Северная война (1769-1774):</text:span> Конфликт с Турцией, завершившийся Кючук-Кайнарджийским миром (1774), который закрепил за Россией важные территории и признание её влияния на Кавказе. </text:p>
        </text:list-item>
        <text:list-item>
          <text:p text:style-name="P155"><text:span text:style-name="Strong_20_Emphasis">Дипломатия и альянсы:</text:span> Екатерина активно использовала дипломатию, заключая союзы с Пруссией и другими государствами, что позволило России укрепить своё влияние в Европе. </text:p>
        </text:list-item>
        <text:list-item>
          <text:p text:style-name="P156"><text:span text:style-name="Strong_20_Emphasis">Разделы Польши:</text:span> Екатерина II сыграла ключевую роль в разделе Речи Посполитой (1772, 1793, 1795), что позволило России значительно расширить свои границы на западе. </text:p>
        </text:list-item>
      </text:list>
      <text:h text:style-name="P7" text:outline-level="4">3. Внешняя политика Павла I (1796–1801)</text:h>
      <text:list xml:id="list1719134727" text:style-name="L104">
        <text:list-item>
          <text:p text:style-name="P157"><text:span text:style-name="Strong_20_Emphasis">Контраст с Екатериной II:</text:span> Павел I кардинально изменил внешнеполитический курс, стремясь развивать дружеские отношения с Европой и уклоняясь от большинства конфликтов. </text:p>
        </text:list-item>
        <text:list-item>
          <text:p text:style-name="P157"><text:span text:style-name="Strong_20_Emphasis">Поддержка антифранцузской коалиции:</text:span> Павел присоединился к антифранцузской коалиции, что увеличило влияние России в Европе, но также привело к конфликтам с Великобританией. </text:p>
        </text:list-item>
        <text:list-item>
          <text:p text:style-name="P157"><text:span text:style-name="Strong_20_Emphasis">Проблемы с Австрией и Пруссией:</text:span> Изменение курса в отношении союзников и противников, что создало множество политических сложностей. </text:p>
        </text:list-item>
        <text:list-item>
          <text:p text:style-name="P158"><text:soft-page-break/><text:span text:style-name="Strong_20_Emphasis">Война с Францией:</text:span> Павел принял участие в войне с наполеоновской Францией, что вызвало напряжение с другими державами. </text:p>
        </text:list-item>
      </text:list>
      <text:h text:style-name="P7" text:outline-level="4">4. Итоги и последствия внешней политики</text:h>
      <text:list xml:id="list4118635541" text:style-name="L105">
        <text:list-item>
          <text:p text:style-name="P159"><text:span text:style-name="Strong_20_Emphasis">Укрепление позиций России:</text:span> Россия значительно расширила свои территории и увеличила влияние на международной арене, став одной из ведущих европейских держав. </text:p>
        </text:list-item>
        <text:list-item>
          <text:p text:style-name="P159"><text:span text:style-name="Strong_20_Emphasis">Кризис внешней политики:</text:span> Разные подходы Екатерины II и Павла I привели к внутренним и внешним конфликтам, которые усугубили политическую обстановку в стране. </text:p>
        </text:list-item>
        <text:list-item>
          <text:p text:style-name="P88"><text:span text:style-name="Strong_20_Emphasis">Долгосрочные последствия:</text:span> Завоевания и изменение границ в Восточной Европе и на Кавказе оказали серьезное влияние на дальнейшее развитие России и ее международные отношения в XIX веке.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2T21:33:52.854000000</meta:creation-date>
    <dc:date>2024-12-02T22:27:51.099000000</dc:date>
    <meta:editing-duration>PT42M51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27" meta:paragraph-count="391" meta:word-count="6473" meta:character-count="48907" meta:non-whitespace-character-count="43005"/>
  </office:meta>
</office:document-meta>
</file>